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81mm" fo:break-before="auto" style:use-optimal-row-height="false"/>
    </style:style>
    <style:style style:name="ro7" style:family="table-row">
      <style:table-row-properties style:row-height="8.87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7.88mm" fo:break-before="auto" style:use-optimal-row-height="false"/>
    </style:style>
    <style:style style:name="ro10" style:family="table-row">
      <style:table-row-properties style:row-height="8.15mm" fo:break-before="auto" style:use-optimal-row-height="false"/>
    </style:style>
    <style:style style:name="ro11" style:family="table-row">
      <style:table-row-properties style:row-height="11.98mm" fo:break-before="auto" style:use-optimal-row-height="false"/>
    </style:style>
    <style:style style:name="ro12" style:family="table-row">
      <style:table-row-properties style:row-height="1.59mm" fo:break-before="auto" style:use-optimal-row-height="false"/>
    </style:style>
    <style:style style:name="ro13" style:family="table-row">
      <style:table-row-properties style:row-height="9.26mm" fo:break-before="auto" style:use-optimal-row-height="false"/>
    </style:style>
    <style:style style:name="ro14" style:family="table-row">
      <style:table-row-properties style:row-height="9.6mm" fo:break-before="auto" style:use-optimal-row-height="false"/>
    </style:style>
    <style:style style:name="ro15" style:family="table-row">
      <style:table-row-properties style:row-height="6.16mm" fo:break-before="auto" style:use-optimal-row-height="false"/>
    </style:style>
    <style:style style:name="ro16" style:family="table-row">
      <style:table-row-properties style:row-height="6.03mm" fo:break-before="auto" style:use-optimal-row-height="false"/>
    </style:style>
    <style:style style:name="ro17" style:family="table-row">
      <style:table-row-properties style:row-height="5.56mm" fo:break-before="auto" style:use-optimal-row-height="false"/>
    </style:style>
    <style:style style:name="ro18" style:family="table-row">
      <style:table-row-properties style:row-height="5.2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9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7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56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11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自　然　增　加</text:p>
          </table:table-cell>
          <table:covered-table-cell table:style-name="ce44"/>
          <table:table-cell table:style-name="ce30" office:value-type="string" calcext:value-type="string" table:number-columns-spanned="2" table:number-rows-spanned="1">
            <text:p><text:s/>結　 <text:s text:c="3"/>　婚　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離　 <text:s text:c="3"/>　婚</text:p>
          </table:table-cell>
          <table:covered-table-cell table:style-name="ce44"/>
          <table:table-cell table:style-name="ce46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45" office:value-type="string" calcext:value-type="string">
            <text:p>折合年自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covered-table-cell table:style-name="ce47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45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37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37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37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37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37" office:value-type="float" office:value="2" calcext:value-type="float">
            <text:p><text:s text:c="3"/>2.00</text:p>
          </table:table-cell>
          <table:table-cell table:style-name="ce49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37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37" office:value-type="float" office:value="7.16" calcext:value-type="float">
            <text:p><text:s text:c="3"/>7.16</text:p>
          </table:table-cell>
          <table:table-cell table:style-name="ce20" office:value-type="float" office:value="173029" calcext:value-type="float">
            <text:p><text:s text:c="3"/>173,029</text:p>
          </table:table-cell>
          <table:table-cell table:style-name="ce37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37" office:value-type="float" office:value="2.23" calcext:value-type="float">
            <text:p><text:s text:c="3"/>2.23</text:p>
          </table:table-cell>
          <table:table-cell table:style-name="ce49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37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37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37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37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37" office:value-type="float" office:value="2.37" calcext:value-type="float">
            <text:p><text:s text:c="3"/>2.37</text:p>
          </table:table-cell>
          <table:table-cell table:style-name="ce49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37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37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37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37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49" office:value-type="float" office:value="420892" calcext:value-type="float">
            <text:p><text:s text:c="3"/>420,892</text:p>
          </table:table-cell>
          <table:table-cell table:style-name="ce59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37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37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37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37" office:value-type="float" office:value="2.73" calcext:value-type="float">
            <text:p><text:s text:c="3"/>2.73</text:p>
          </table:table-cell>
          <table:table-cell table:style-name="ce49" office:value-type="float" office:value="433689" calcext:value-type="float">
            <text:p><text:s text:c="3"/>433,689</text:p>
          </table:table-cell>
          <table:table-cell table:style-name="ce59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37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37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37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37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37" office:value-type="float" office:value="2.87" calcext:value-type="float">
            <text:p><text:s text:c="3"/>2.87</text:p>
          </table:table-cell>
          <table:table-cell table:style-name="ce49" office:value-type="float" office:value="444823" calcext:value-type="float">
            <text:p><text:s text:c="3"/>444,823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37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37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37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37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37" office:value-type="float" office:value="2.77" calcext:value-type="float">
            <text:p><text:s text:c="3"/>2.77</text:p>
          </table:table-cell>
          <table:table-cell table:style-name="ce49" office:value-type="float" office:value="454951" calcext:value-type="float">
            <text:p><text:s text:c="3"/>454,951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1" office:value-type="float" office:value="205854" calcext:value-type="float">
            <text:p><text:s text:c="3"/>205,854</text:p>
          </table:table-cell>
          <table:table-cell table:style-name="ce38" office:value-type="float" office:value="9.06" calcext:value-type="float">
            <text:p><text:s text:c="3"/>9.06</text:p>
          </table:table-cell>
          <table:table-cell table:style-name="ce31" office:value-type="float" office:value="139398" calcext:value-type="float">
            <text:p><text:s text:c="3"/>139,398</text:p>
          </table:table-cell>
          <table:table-cell table:style-name="ce38" office:value-type="float" office:value="6.13" calcext:value-type="float">
            <text:p><text:s text:c="3"/>6.13</text:p>
          </table:table-cell>
          <table:table-cell table:style-name="ce31" office:value-type="float" office:value="66456" calcext:value-type="float">
            <text:p><text:s text:c="3"/>66,456</text:p>
          </table:table-cell>
          <table:table-cell table:style-name="ce38" office:value-type="float" office:value="2.92" calcext:value-type="float">
            <text:p><text:s text:c="3"/>2.92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8" office:value-type="float" office:value="6.21" calcext:value-type="float">
            <text:p><text:s text:c="3"/>6.21</text:p>
          </table:table-cell>
          <table:table-cell table:style-name="ce31" office:value-type="float" office:value="62571" calcext:value-type="float">
            <text:p><text:s text:c="3"/>62,571</text:p>
          </table:table-cell>
          <table:table-cell table:style-name="ce38" office:value-type="float" office:value="2.75" calcext:value-type="float">
            <text:p><text:s text:c="3"/>2.75</text:p>
          </table:table-cell>
          <table:table-cell table:style-name="ce49" office:value-type="float" office:value="464961" calcext:value-type="float">
            <text:p><text:s text:c="3"/>464,961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39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39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39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39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39" office:value-type="float" office:value="2.83" calcext:value-type="float">
            <text:p><text:s text:c="3"/>2.83</text:p>
          </table:table-cell>
          <table:table-cell table:style-name="ce50" office:value-type="float" office:value="474919" calcext:value-type="float">
            <text:p><text:s text:c="3"/>474,919</text:p>
          </table:table-cell>
          <table:table-cell table:style-name="ce61"/>
          <table:table-cell table:style-name="ce63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2" office:value-type="float" office:value="204414" calcext:value-type="float">
            <text:p><text:s text:c="3"/>204,414</text:p>
          </table:table-cell>
          <table:table-cell table:style-name="ce40" office:value-type="float" office:value="8.93" calcext:value-type="float">
            <text:p><text:s text:c="3"/>8.93</text:p>
          </table:table-cell>
          <table:table-cell table:style-name="ce32" office:value-type="float" office:value="141111" calcext:value-type="float">
            <text:p><text:s text:c="3"/>141,111</text:p>
          </table:table-cell>
          <table:table-cell table:style-name="ce40" office:value-type="float" office:value="6.16" calcext:value-type="float">
            <text:p><text:s text:c="3"/>6.16</text:p>
          </table:table-cell>
          <table:table-cell table:style-name="ce32" office:value-type="float" office:value="63303" calcext:value-type="float">
            <text:p><text:s text:c="3"/>63,303</text:p>
          </table:table-cell>
          <table:table-cell table:style-name="ce40" office:value-type="float" office:value="2.76" calcext:value-type="float">
            <text:p><text:s text:c="3"/>2.76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40" office:value-type="float" office:value="5.9" calcext:value-type="float">
            <text:p><text:s text:c="3"/>5.90</text:p>
          </table:table-cell>
          <table:table-cell table:style-name="ce32" office:value-type="float" office:value="58518" calcext:value-type="float">
            <text:p><text:s text:c="3"/>58,518</text:p>
          </table:table-cell>
          <table:table-cell table:style-name="ce40" office:value-type="float" office:value="2.56" calcext:value-type="float">
            <text:p><text:s text:c="3"/>2.56</text:p>
          </table:table-cell>
          <table:table-cell table:style-name="ce51" office:value-type="float" office:value="484174" calcext:value-type="float">
            <text:p><text:s text:c="3"/>484,174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一月</text:p>
          </table:table-cell>
          <table:table-cell table:style-name="ce20" office:value-type="float" office:value="7505074" calcext:value-type="float">
            <text:p><text:s text:c="3"/>7,505,074</text:p>
          </table:table-cell>
          <table:table-cell table:style-name="ce20" office:value-type="float" office:value="22945782" calcext:value-type="float">
            <text:p><text:s text:c="3"/>22,945,782</text:p>
          </table:table-cell>
          <table:table-cell table:style-name="ce20" office:value-type="float" office:value="11604389" calcext:value-type="float">
            <text:p><text:s text:c="3"/>11,604,389</text:p>
          </table:table-cell>
          <table:table-cell table:style-name="ce20" office:value-type="float" office:value="11341393" calcext:value-type="float">
            <text:p><text:s text:c="3"/>11,341,393</text:p>
          </table:table-cell>
          <table:table-cell table:style-name="ce20" office:value-type="float" office:value="19311" calcext:value-type="float">
            <text:p><text:s text:c="3"/>19,311</text:p>
          </table:table-cell>
          <table:table-cell table:style-name="ce37" office:value-type="float" office:value="10.24" calcext:value-type="float">
            <text:p><text:s text:c="3"/>10.24</text:p>
          </table:table-cell>
          <table:table-cell table:style-name="ce20" office:value-type="float" office:value="11510" calcext:value-type="float">
            <text:p><text:s text:c="3"/>11,510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7801" calcext:value-type="float">
            <text:p><text:s text:c="3"/>7,801</text:p>
          </table:table-cell>
          <table:table-cell table:style-name="ce37" office:value-type="float" office:value="4.14" calcext:value-type="float">
            <text:p><text:s text:c="3"/>4.14</text:p>
          </table:table-cell>
          <table:table-cell table:style-name="ce20" office:value-type="float" office:value="11713" calcext:value-type="float">
            <text:p><text:s text:c="3"/>11,713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20" office:value-type="float" office:value="4608" calcext:value-type="float">
            <text:p><text:s text:c="3"/>4,608</text:p>
          </table:table-cell>
          <table:table-cell table:style-name="ce37" office:value-type="float" office:value="2.44" calcext:value-type="float">
            <text:p><text:s text:c="3"/>2.44</text:p>
          </table:table-cell>
          <table:table-cell table:style-name="ce49" office:value-type="float" office:value="483459" calcext:value-type="float">
            <text:p><text:s text:c="3"/>483,459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二月</text:p>
          </table:table-cell>
          <table:table-cell table:style-name="ce20" office:value-type="float" office:value="7512449" calcext:value-type="float">
            <text:p><text:s text:c="3"/>7,512,449</text:p>
          </table:table-cell>
          <table:table-cell table:style-name="ce20" office:value-type="float" office:value="22958360" calcext:value-type="float">
            <text:p><text:s text:c="3"/>22,958,360</text:p>
          </table:table-cell>
          <table:table-cell table:style-name="ce20" office:value-type="float" office:value="11608767" calcext:value-type="float">
            <text:p><text:s text:c="3"/>11,608,767</text:p>
          </table:table-cell>
          <table:table-cell table:style-name="ce20" office:value-type="float" office:value="11349593" calcext:value-type="float">
            <text:p><text:s text:c="3"/>11,349,593</text:p>
          </table:table-cell>
          <table:table-cell table:style-name="ce20" office:value-type="float" office:value="19353" calcext:value-type="float">
            <text:p><text:s text:c="3"/>19,353</text:p>
          </table:table-cell>
          <table:table-cell table:style-name="ce37" office:value-type="float" office:value="9.93" calcext:value-type="float">
            <text:p><text:s text:c="3"/>9.93</text:p>
          </table:table-cell>
          <table:table-cell table:style-name="ce20" office:value-type="float" office:value="11913" calcext:value-type="float">
            <text:p><text:s text:c="3"/>11,913</text:p>
          </table:table-cell>
          <table:table-cell table:style-name="ce37" office:value-type="float" office:value="6.11" calcext:value-type="float">
            <text:p><text:s text:c="3"/>6.11</text:p>
          </table:table-cell>
          <table:table-cell table:style-name="ce20" office:value-type="float" office:value="7440" calcext:value-type="float">
            <text:p><text:s text:c="3"/>7,440</text:p>
          </table:table-cell>
          <table:table-cell table:style-name="ce37" office:value-type="float" office:value="3.82" calcext:value-type="float">
            <text:p><text:s text:c="3"/>3.82</text:p>
          </table:table-cell>
          <table:table-cell table:style-name="ce20" office:value-type="float" office:value="12401" calcext:value-type="float">
            <text:p><text:s text:c="3"/>12,401</text:p>
          </table:table-cell>
          <table:table-cell table:style-name="ce37" office:value-type="float" office:value="6.36" calcext:value-type="float">
            <text:p><text:s text:c="3"/>6.36</text:p>
          </table:table-cell>
          <table:table-cell table:style-name="ce20" office:value-type="float" office:value="4721" calcext:value-type="float">
            <text:p><text:s text:c="3"/>4,721</text:p>
          </table:table-cell>
          <table:table-cell table:style-name="ce37" office:value-type="float" office:value="2.42" calcext:value-type="float">
            <text:p><text:s text:c="3"/>2.42</text:p>
          </table:table-cell>
          <table:table-cell table:style-name="ce49" office:value-type="float" office:value="484174" calcext:value-type="float">
            <text:p><text:s text:c="3"/>484,174</text:p>
          </table:table-cell>
          <table:table-cell table:style-name="ce61"/>
          <table:table-cell table:style-name="ce63" table:number-columns-repeated="1007"/>
        </table:table-row>
        <table:table-row table:style-name="ro2">
          <table:table-cell table:style-name="ce11" office:value-type="string" calcext:value-type="string">
            <text:p>九十七年</text:p>
            <text:p>截至十一月止</text:p>
          </table:table-cell>
          <table:table-cell table:style-name="ce21" office:value-type="float" office:value="7651722" calcext:value-type="float">
            <text:p><text:s text:c="3"/>7,651,722</text:p>
          </table:table-cell>
          <table:table-cell table:style-name="ce21" office:value-type="float" office:value="23027672" calcext:value-type="float">
            <text:p><text:s text:c="3"/>23,027,672</text:p>
          </table:table-cell>
          <table:table-cell table:style-name="ce21" office:value-type="float" office:value="11624013" calcext:value-type="float">
            <text:p><text:s text:c="3"/>11,624,013</text:p>
          </table:table-cell>
          <table:table-cell table:style-name="ce21" office:value-type="float" office:value="11403659" calcext:value-type="float">
            <text:p><text:s text:c="3"/>11,403,659</text:p>
          </table:table-cell>
          <table:table-cell table:style-name="ce33" office:value-type="float" office:value="181894" calcext:value-type="float">
            <text:p><text:s text:c="3"/>181,894</text:p>
          </table:table-cell>
          <table:table-cell table:style-name="ce40" office:value-type="float" office:value="8.64" calcext:value-type="float">
            <text:p><text:s text:c="3"/>8.64</text:p>
          </table:table-cell>
          <table:table-cell table:style-name="ce32" office:value-type="float" office:value="130223" calcext:value-type="float">
            <text:p><text:s text:c="3"/>130,223</text:p>
          </table:table-cell>
          <table:table-cell table:style-name="ce40" office:value-type="float" office:value="6.19" calcext:value-type="float">
            <text:p><text:s text:c="3"/>6.19</text:p>
          </table:table-cell>
          <table:table-cell table:style-name="ce32" office:value-type="float" office:value="51671" calcext:value-type="float">
            <text:p><text:s text:c="3"/>51,671</text:p>
          </table:table-cell>
          <table:table-cell table:style-name="ce40" office:value-type="float" office:value="2.46" calcext:value-type="float">
            <text:p><text:s text:c="3"/>2.46</text:p>
          </table:table-cell>
          <table:table-cell table:style-name="ce32" office:value-type="float" office:value="132818" calcext:value-type="float">
            <text:p><text:s text:c="3"/>132,818</text:p>
          </table:table-cell>
          <table:table-cell table:style-name="ce40" office:value-type="float" office:value="6.31" calcext:value-type="float">
            <text:p><text:s text:c="3"/>6.31</text:p>
          </table:table-cell>
          <table:table-cell table:style-name="ce32" office:value-type="float" office:value="51207" calcext:value-type="float">
            <text:p><text:s text:c="3"/>51,207</text:p>
          </table:table-cell>
          <table:table-cell table:style-name="ce40" office:value-type="float" office:value="2.43" calcext:value-type="float">
            <text:p><text:s text:c="3"/>2.43</text:p>
          </table:table-cell>
          <table:table-cell table:style-name="ce51" office:value-type="float" office:value="493285" calcext:value-type="float">
            <text:p><text:s text:c="3"/>493,285</text:p>
          </table:table-cell>
          <table:table-cell table:style-name="ce61"/>
          <table:table-cell table:style-name="ce63" table:number-columns-repeated="1007"/>
        </table:table-row>
        <table:table-row table:style-name="ro8">
          <table:table-cell table:style-name="ce12" office:value-type="string" calcext:value-type="string">
            <text:p>一　月</text:p>
          </table:table-cell>
          <table:table-cell table:style-name="ce21" office:value-type="float" office:value="7518561" calcext:value-type="float">
            <text:p><text:s text:c="3"/>7,518,561</text:p>
          </table:table-cell>
          <table:table-cell table:style-name="ce21" office:value-type="float" office:value="22966459" calcext:value-type="float">
            <text:p><text:s text:c="3"/>22,966,459</text:p>
          </table:table-cell>
          <table:table-cell table:style-name="ce21" office:value-type="float" office:value="11611026" calcext:value-type="float">
            <text:p><text:s text:c="3"/>11,611,026</text:p>
          </table:table-cell>
          <table:table-cell table:style-name="ce21" office:value-type="float" office:value="11355433" calcext:value-type="float">
            <text:p><text:s text:c="3"/>11,355,433</text:p>
          </table:table-cell>
          <table:table-cell table:style-name="ce21" office:value-type="float" office:value="18323" calcext:value-type="float">
            <text:p><text:s text:c="3"/>18,323</text:p>
          </table:table-cell>
          <table:table-cell table:style-name="ce39" office:value-type="float" office:value="9.42" calcext:value-type="float">
            <text:p><text:s text:c="3"/>9.42</text:p>
          </table:table-cell>
          <table:table-cell table:style-name="ce21" office:value-type="float" office:value="12897" calcext:value-type="float">
            <text:p><text:s text:c="3"/>12,897</text:p>
          </table:table-cell>
          <table:table-cell table:style-name="ce39" office:value-type="float" office:value="6.63" calcext:value-type="float">
            <text:p><text:s text:c="3"/>6.63</text:p>
          </table:table-cell>
          <table:table-cell table:style-name="ce21" office:value-type="float" office:value="5426" calcext:value-type="float">
            <text:p><text:s text:c="3"/>5,426</text:p>
          </table:table-cell>
          <table:table-cell table:style-name="ce39" office:value-type="float" office:value="2.79" calcext:value-type="float">
            <text:p><text:s text:c="3"/>2.79</text:p>
          </table:table-cell>
          <table:table-cell table:style-name="ce21" office:value-type="float" office:value="17979" calcext:value-type="float">
            <text:p><text:s text:c="3"/>17,979</text:p>
          </table:table-cell>
          <table:table-cell table:style-name="ce39" office:value-type="float" office:value="9.24" calcext:value-type="float">
            <text:p><text:s text:c="3"/>9.24</text:p>
          </table:table-cell>
          <table:table-cell table:style-name="ce21" office:value-type="float" office:value="4398" calcext:value-type="float">
            <text:p><text:s text:c="3"/>4,398</text:p>
          </table:table-cell>
          <table:table-cell table:style-name="ce39" office:value-type="float" office:value="2.26" calcext:value-type="float">
            <text:p><text:s text:c="3"/>2.26</text:p>
          </table:table-cell>
          <table:table-cell table:style-name="ce50" office:value-type="float" office:value="484906" calcext:value-type="float">
            <text:p><text:s text:c="3"/>484,906</text:p>
          </table:table-cell>
          <table:table-cell table:style-name="ce61" office:value-type="string" calcext:value-type="string">
            <text:p><text:s/></text:p>
          </table:table-cell>
          <table:table-cell table:style-name="ce63" table:number-columns-repeated="1007"/>
        </table:table-row>
        <table:table-row table:style-name="ro5">
          <table:table-cell table:style-name="ce12" office:value-type="string" calcext:value-type="string">
            <text:p>二　月</text:p>
          </table:table-cell>
          <table:table-cell table:style-name="ce21" office:value-type="float" office:value="7524090" calcext:value-type="float">
            <text:p><text:s text:c="3"/>7,524,090</text:p>
          </table:table-cell>
          <table:table-cell table:style-name="ce21" office:value-type="float" office:value="22973622" calcext:value-type="float">
            <text:p><text:s text:c="3"/>22,973,622</text:p>
          </table:table-cell>
          <table:table-cell table:style-name="ce21" office:value-type="float" office:value="11612755" calcext:value-type="float">
            <text:p><text:s text:c="3"/>11,612,755</text:p>
          </table:table-cell>
          <table:table-cell table:style-name="ce21" office:value-type="float" office:value="11360867" calcext:value-type="float">
            <text:p><text:s text:c="3"/>11,360,867</text:p>
          </table:table-cell>
          <table:table-cell table:style-name="ce21" office:value-type="float" office:value="16065" calcext:value-type="float">
            <text:p><text:s text:c="3"/>16,065</text:p>
          </table:table-cell>
          <table:table-cell table:style-name="ce39" office:value-type="float" office:value="8.83" calcext:value-type="float">
            <text:p><text:s text:c="3"/>8.83</text:p>
          </table:table-cell>
          <table:table-cell table:style-name="ce21" office:value-type="float" office:value="12805" calcext:value-type="float">
            <text:p><text:s text:c="3"/>12,805</text:p>
          </table:table-cell>
          <table:table-cell table:style-name="ce39" office:value-type="float" office:value="7.04" calcext:value-type="float">
            <text:p><text:s text:c="3"/>7.04</text:p>
          </table:table-cell>
          <table:table-cell table:style-name="ce21" office:value-type="float" office:value="3260" calcext:value-type="float">
            <text:p><text:s text:c="3"/>3,260</text:p>
          </table:table-cell>
          <table:table-cell table:style-name="ce39" office:value-type="float" office:value="1.79" calcext:value-type="float">
            <text:p><text:s text:c="3"/>1.79</text:p>
          </table:table-cell>
          <table:table-cell table:style-name="ce21" office:value-type="float" office:value="12249" calcext:value-type="float">
            <text:p><text:s text:c="3"/>12,249</text:p>
          </table:table-cell>
          <table:table-cell table:style-name="ce39" office:value-type="float" office:value="6.73" calcext:value-type="float">
            <text:p><text:s text:c="3"/>6.73</text:p>
          </table:table-cell>
          <table:table-cell table:style-name="ce21" office:value-type="float" office:value="3711" calcext:value-type="float">
            <text:p><text:s text:c="3"/>3,711</text:p>
          </table:table-cell>
          <table:table-cell table:style-name="ce39" office:value-type="float" office:value="2.04" calcext:value-type="float">
            <text:p><text:s text:c="3"/>2.04</text:p>
          </table:table-cell>
          <table:table-cell table:style-name="ce50" office:value-type="float" office:value="485687" calcext:value-type="float">
            <text:p><text:s text:c="3"/>485,687</text:p>
          </table:table-cell>
          <table:table-cell table:style-name="ce61"/>
          <table:table-cell table:style-name="ce63" table:number-columns-repeated="1007"/>
        </table:table-row>
        <table:table-row table:style-name="ro8">
          <table:table-cell table:style-name="ce12" office:value-type="string" calcext:value-type="string">
            <text:p>三　月</text:p>
          </table:table-cell>
          <table:table-cell table:style-name="ce21" office:value-type="float" office:value="7532951" calcext:value-type="float">
            <text:p><text:s text:c="3"/>7,532,951</text:p>
          </table:table-cell>
          <table:table-cell table:style-name="ce21" office:value-type="float" office:value="22978800" calcext:value-type="float">
            <text:p><text:s text:c="3"/>22,978,800</text:p>
          </table:table-cell>
          <table:table-cell table:style-name="ce21" office:value-type="float" office:value="11613325" calcext:value-type="float">
            <text:p><text:s text:c="3"/>11,613,325</text:p>
          </table:table-cell>
          <table:table-cell table:style-name="ce21" office:value-type="float" office:value="11365475" calcext:value-type="float">
            <text:p><text:s text:c="3"/>11,365,475</text:p>
          </table:table-cell>
          <table:table-cell table:style-name="ce21" office:value-type="float" office:value="16114" calcext:value-type="float">
            <text:p><text:s text:c="3"/>16,114</text:p>
          </table:table-cell>
          <table:table-cell table:style-name="ce39" office:value-type="float" office:value="8.28" calcext:value-type="float">
            <text:p><text:s text:c="3"/>8.28</text:p>
          </table:table-cell>
          <table:table-cell table:style-name="ce21" office:value-type="float" office:value="13378" calcext:value-type="float">
            <text:p><text:s text:c="3"/>13,378</text:p>
          </table:table-cell>
          <table:table-cell table:style-name="ce39" office:value-type="float" office:value="6.87" calcext:value-type="float">
            <text:p><text:s text:c="3"/>6.87</text:p>
          </table:table-cell>
          <table:table-cell table:style-name="ce21" office:value-type="float" office:value="2736" calcext:value-type="float">
            <text:p><text:s text:c="3"/>2,736</text:p>
          </table:table-cell>
          <table:table-cell table:style-name="ce39" office:value-type="float" office:value="1.41" calcext:value-type="float">
            <text:p><text:s text:c="3"/>1.41</text:p>
          </table:table-cell>
          <table:table-cell table:style-name="ce21" office:value-type="float" office:value="10232" calcext:value-type="float">
            <text:p><text:s text:c="3"/>10,232</text:p>
          </table:table-cell>
          <table:table-cell table:style-name="ce39" office:value-type="float" office:value="5.26" calcext:value-type="float">
            <text:p><text:s text:c="3"/>5.26</text:p>
          </table:table-cell>
          <table:table-cell table:style-name="ce21" office:value-type="float" office:value="4735" calcext:value-type="float">
            <text:p><text:s text:c="3"/>4,735</text:p>
          </table:table-cell>
          <table:table-cell table:style-name="ce39" office:value-type="float" office:value="2.43" calcext:value-type="float">
            <text:p><text:s text:c="3"/>2.43</text:p>
          </table:table-cell>
          <table:table-cell table:style-name="ce50" office:value-type="float" office:value="486469" calcext:value-type="float">
            <text:p><text:s text:c="3"/>486,469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四　月</text:p>
          </table:table-cell>
          <table:table-cell table:style-name="ce21" office:value-type="float" office:value="7545954" calcext:value-type="float">
            <text:p><text:s text:c="3"/>7,545,954</text:p>
          </table:table-cell>
          <table:table-cell table:style-name="ce21" office:value-type="float" office:value="22983286" calcext:value-type="float">
            <text:p><text:s text:c="3"/>22,983,286</text:p>
          </table:table-cell>
          <table:table-cell table:style-name="ce21" office:value-type="float" office:value="11613900" calcext:value-type="float">
            <text:p><text:s text:c="3"/>11,613,900</text:p>
          </table:table-cell>
          <table:table-cell table:style-name="ce21" office:value-type="float" office:value="11369386" calcext:value-type="float">
            <text:p><text:s text:c="3"/>11,369,386</text:p>
          </table:table-cell>
          <table:table-cell table:style-name="ce21" office:value-type="float" office:value="15549" calcext:value-type="float">
            <text:p><text:s text:c="3"/>15,549</text:p>
          </table:table-cell>
          <table:table-cell table:style-name="ce39" office:value-type="float" office:value="8.25" calcext:value-type="float">
            <text:p><text:s text:c="3"/>8.25</text:p>
          </table:table-cell>
          <table:table-cell table:style-name="ce21" office:value-type="float" office:value="12195" calcext:value-type="float">
            <text:p><text:s text:c="3"/>12,195</text:p>
          </table:table-cell>
          <table:table-cell table:style-name="ce39" office:value-type="float" office:value="6.47" calcext:value-type="float">
            <text:p><text:s text:c="3"/>6.47</text:p>
          </table:table-cell>
          <table:table-cell table:style-name="ce21" office:value-type="float" office:value="3354" calcext:value-type="float">
            <text:p><text:s text:c="3"/>3,354</text:p>
          </table:table-cell>
          <table:table-cell table:style-name="ce39" office:value-type="float" office:value="1.78" calcext:value-type="float">
            <text:p><text:s text:c="3"/>1.78</text:p>
          </table:table-cell>
          <table:table-cell table:style-name="ce21" office:value-type="float" office:value="10056" calcext:value-type="float">
            <text:p><text:s text:c="3"/>10,056</text:p>
          </table:table-cell>
          <table:table-cell table:style-name="ce39" office:value-type="float" office:value="5.34" calcext:value-type="float">
            <text:p><text:s text:c="3"/>5.34</text:p>
          </table:table-cell>
          <table:table-cell table:style-name="ce21" office:value-type="float" office:value="4813" calcext:value-type="float">
            <text:p><text:s text:c="3"/>4,813</text:p>
          </table:table-cell>
          <table:table-cell table:style-name="ce39" office:value-type="float" office:value="2.56" calcext:value-type="float">
            <text:p><text:s text:c="3"/>2.56</text:p>
          </table:table-cell>
          <table:table-cell table:style-name="ce50" office:value-type="float" office:value="487205" calcext:value-type="float">
            <text:p><text:s text:c="3"/>487,205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五　月</text:p>
          </table:table-cell>
          <table:table-cell table:style-name="ce21" office:value-type="float" office:value="7561422" calcext:value-type="float">
            <text:p><text:s text:c="3"/>7,561,422</text:p>
          </table:table-cell>
          <table:table-cell table:style-name="ce21" office:value-type="float" office:value="22988428" calcext:value-type="float">
            <text:p><text:s text:c="3"/>22,988,428</text:p>
          </table:table-cell>
          <table:table-cell table:style-name="ce21" office:value-type="float" office:value="11614850" calcext:value-type="float">
            <text:p><text:s text:c="3"/>11,614,850</text:p>
          </table:table-cell>
          <table:table-cell table:style-name="ce21" office:value-type="float" office:value="11373578" calcext:value-type="float">
            <text:p><text:s text:c="3"/>11,373,578</text:p>
          </table:table-cell>
          <table:table-cell table:style-name="ce21" office:value-type="float" office:value="15309" calcext:value-type="float">
            <text:p><text:s text:c="3"/>15,309</text:p>
          </table:table-cell>
          <table:table-cell table:style-name="ce39" office:value-type="float" office:value="7.86" calcext:value-type="float">
            <text:p><text:s text:c="3"/>7.86</text:p>
          </table:table-cell>
          <table:table-cell table:style-name="ce21" office:value-type="float" office:value="11594" calcext:value-type="float">
            <text:p><text:s text:c="3"/>11,594</text:p>
          </table:table-cell>
          <table:table-cell table:style-name="ce39" office:value-type="float" office:value="5.96" calcext:value-type="float">
            <text:p><text:s text:c="3"/>5.96</text:p>
          </table:table-cell>
          <table:table-cell table:style-name="ce21" office:value-type="float" office:value="3715" calcext:value-type="float">
            <text:p><text:s text:c="3"/>3,715</text:p>
          </table:table-cell>
          <table:table-cell table:style-name="ce39" office:value-type="float" office:value="1.91" calcext:value-type="float">
            <text:p><text:s text:c="3"/>1.91</text:p>
          </table:table-cell>
          <table:table-cell table:style-name="ce21" office:value-type="float" office:value="16189" calcext:value-type="float">
            <text:p><text:s text:c="3"/>16,189</text:p>
          </table:table-cell>
          <table:table-cell table:style-name="ce39" office:value-type="float" office:value="8.32" calcext:value-type="float">
            <text:p><text:s text:c="3"/>8.32</text:p>
          </table:table-cell>
          <table:table-cell table:style-name="ce21" office:value-type="float" office:value="4972" calcext:value-type="float">
            <text:p><text:s text:c="3"/>4,972</text:p>
          </table:table-cell>
          <table:table-cell table:style-name="ce39" office:value-type="float" office:value="2.55" calcext:value-type="float">
            <text:p><text:s text:c="3"/>2.55</text:p>
          </table:table-cell>
          <table:table-cell table:style-name="ce50" office:value-type="float" office:value="487863" calcext:value-type="float">
            <text:p><text:s text:c="3"/>487,863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六　月</text:p>
          </table:table-cell>
          <table:table-cell table:style-name="ce21" office:value-type="float" office:value="7576211" calcext:value-type="float">
            <text:p><text:s text:c="3"/>7,576,211</text:p>
          </table:table-cell>
          <table:table-cell table:style-name="ce21" office:value-type="float" office:value="22994262" calcext:value-type="float">
            <text:p><text:s text:c="3"/>22,994,262</text:p>
          </table:table-cell>
          <table:table-cell table:style-name="ce21" office:value-type="float" office:value="11615910" calcext:value-type="float">
            <text:p><text:s text:c="3"/>11,615,910</text:p>
          </table:table-cell>
          <table:table-cell table:style-name="ce21" office:value-type="float" office:value="11378352" calcext:value-type="float">
            <text:p><text:s text:c="3"/>11,378,352</text:p>
          </table:table-cell>
          <table:table-cell table:style-name="ce21" office:value-type="float" office:value="14429" calcext:value-type="float">
            <text:p><text:s text:c="3"/>14,429</text:p>
          </table:table-cell>
          <table:table-cell table:style-name="ce39" office:value-type="float" office:value="7.66" calcext:value-type="float">
            <text:p><text:s text:c="3"/>7.66</text:p>
          </table:table-cell>
          <table:table-cell table:style-name="ce21" office:value-type="float" office:value="11104" calcext:value-type="float">
            <text:p><text:s text:c="3"/>11,104</text:p>
          </table:table-cell>
          <table:table-cell table:style-name="ce39" office:value-type="float" office:value="5.89" calcext:value-type="float">
            <text:p><text:s text:c="3"/>5.89</text:p>
          </table:table-cell>
          <table:table-cell table:style-name="ce21" office:value-type="float" office:value="3325" calcext:value-type="float">
            <text:p><text:s text:c="3"/>3,325</text:p>
          </table:table-cell>
          <table:table-cell table:style-name="ce39" office:value-type="float" office:value="1.76" calcext:value-type="float">
            <text:p><text:s text:c="3"/>1.76</text:p>
          </table:table-cell>
          <table:table-cell table:style-name="ce21" office:value-type="float" office:value="12417" calcext:value-type="float">
            <text:p><text:s text:c="3"/>12,417</text:p>
          </table:table-cell>
          <table:table-cell table:style-name="ce39" office:value-type="float" office:value="6.59" calcext:value-type="float">
            <text:p><text:s text:c="3"/>6.59</text:p>
          </table:table-cell>
          <table:table-cell table:style-name="ce21" office:value-type="float" office:value="4709" calcext:value-type="float">
            <text:p><text:s text:c="3"/>4,709</text:p>
          </table:table-cell>
          <table:table-cell table:style-name="ce39" office:value-type="float" office:value="2.5" calcext:value-type="float">
            <text:p><text:s text:c="3"/>2.50</text:p>
          </table:table-cell>
          <table:table-cell table:style-name="ce50" office:value-type="float" office:value="488773" calcext:value-type="float">
            <text:p><text:s text:c="3"/>488,773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七　月</text:p>
          </table:table-cell>
          <table:table-cell table:style-name="ce21" office:value-type="float" office:value="7591500" calcext:value-type="float">
            <text:p><text:s text:c="3"/>7,591,500</text:p>
          </table:table-cell>
          <table:table-cell table:style-name="ce21" office:value-type="float" office:value="23000827" calcext:value-type="float">
            <text:p><text:s text:c="3"/>23,000,827</text:p>
          </table:table-cell>
          <table:table-cell table:style-name="ce21" office:value-type="float" office:value="11617437" calcext:value-type="float">
            <text:p><text:s text:c="3"/>11,617,437</text:p>
          </table:table-cell>
          <table:table-cell table:style-name="ce21" office:value-type="float" office:value="11383390" calcext:value-type="float">
            <text:p><text:s text:c="3"/>11,383,390</text:p>
          </table:table-cell>
          <table:table-cell table:style-name="ce21" office:value-type="float" office:value="16063" calcext:value-type="float">
            <text:p><text:s text:c="3"/>16,063</text:p>
          </table:table-cell>
          <table:table-cell table:style-name="ce39" office:value-type="float" office:value="8.25" calcext:value-type="float">
            <text:p><text:s text:c="3"/>8.25</text:p>
          </table:table-cell>
          <table:table-cell table:style-name="ce21" office:value-type="float" office:value="11696" calcext:value-type="float">
            <text:p><text:s text:c="3"/>11,696</text:p>
          </table:table-cell>
          <table:table-cell table:style-name="ce39" office:value-type="float" office:value="6" calcext:value-type="float">
            <text:p><text:s text:c="3"/>6.00</text:p>
          </table:table-cell>
          <table:table-cell table:style-name="ce21" office:value-type="float" office:value="4367" calcext:value-type="float">
            <text:p><text:s text:c="3"/>4,367</text:p>
          </table:table-cell>
          <table:table-cell table:style-name="ce39" office:value-type="float" office:value="2.24" calcext:value-type="float">
            <text:p><text:s text:c="3"/>2.24</text:p>
          </table:table-cell>
          <table:table-cell table:style-name="ce21" office:value-type="float" office:value="9270" calcext:value-type="float">
            <text:p><text:s text:c="3"/>9,270</text:p>
          </table:table-cell>
          <table:table-cell table:style-name="ce39" office:value-type="float" office:value="4.76" calcext:value-type="float">
            <text:p><text:s text:c="3"/>4.76</text:p>
          </table:table-cell>
          <table:table-cell table:style-name="ce21" office:value-type="float" office:value="4958" calcext:value-type="float">
            <text:p><text:s text:c="3"/>4,958</text:p>
          </table:table-cell>
          <table:table-cell table:style-name="ce39" office:value-type="float" office:value="2.55" calcext:value-type="float">
            <text:p><text:s text:c="3"/>2.55</text:p>
          </table:table-cell>
          <table:table-cell table:style-name="ce50" office:value-type="float" office:value="489663" calcext:value-type="float">
            <text:p><text:s text:c="3"/>489,663</text:p>
          </table:table-cell>
          <table:table-cell table:style-name="ce61"/>
          <table:table-cell table:style-name="ce63" table:number-columns-repeated="1007"/>
        </table:table-row>
        <table:table-row table:style-name="ro9">
          <table:table-cell table:style-name="ce12" office:value-type="string" calcext:value-type="string">
            <text:p>八　月</text:p>
          </table:table-cell>
          <table:table-cell table:style-name="ce21" office:value-type="float" office:value="7608242" calcext:value-type="float">
            <text:p><text:s text:c="3"/>7,608,242</text:p>
          </table:table-cell>
          <table:table-cell table:style-name="ce21" office:value-type="float" office:value="23005067" calcext:value-type="float">
            <text:p><text:s text:c="3"/>23,005,067</text:p>
          </table:table-cell>
          <table:table-cell table:style-name="ce21" office:value-type="float" office:value="11618020" calcext:value-type="float">
            <text:p><text:s text:c="3"/>11,618,020</text:p>
          </table:table-cell>
          <table:table-cell table:style-name="ce21" office:value-type="float" office:value="11387047" calcext:value-type="float">
            <text:p><text:s text:c="3"/>11,387,047</text:p>
          </table:table-cell>
          <table:table-cell table:style-name="ce21" office:value-type="float" office:value="14866" calcext:value-type="float">
            <text:p><text:s text:c="3"/>14,866</text:p>
          </table:table-cell>
          <table:table-cell table:style-name="ce39" office:value-type="float" office:value="7.63" calcext:value-type="float">
            <text:p><text:s text:c="3"/>7.63</text:p>
          </table:table-cell>
          <table:table-cell table:style-name="ce21" office:value-type="float" office:value="10782" calcext:value-type="float">
            <text:p><text:s text:c="3"/>10,782</text:p>
          </table:table-cell>
          <table:table-cell table:style-name="ce39" office:value-type="float" office:value="5.53" calcext:value-type="float">
            <text:p><text:s text:c="3"/>5.53</text:p>
          </table:table-cell>
          <table:table-cell table:style-name="ce21" office:value-type="float" office:value="4084" calcext:value-type="float">
            <text:p><text:s text:c="3"/>4,084</text:p>
          </table:table-cell>
          <table:table-cell table:style-name="ce39" office:value-type="float" office:value="2.1" calcext:value-type="float">
            <text:p><text:s text:c="3"/>2.10</text:p>
          </table:table-cell>
          <table:table-cell table:style-name="ce21" office:value-type="float" office:value="3999" calcext:value-type="float">
            <text:p><text:s text:c="3"/>3,999</text:p>
          </table:table-cell>
          <table:table-cell table:style-name="ce39" office:value-type="float" office:value="2.05" calcext:value-type="float">
            <text:p><text:s text:c="3"/>2.05</text:p>
          </table:table-cell>
          <table:table-cell table:style-name="ce21" office:value-type="float" office:value="4916" calcext:value-type="float">
            <text:p><text:s text:c="3"/>4,916</text:p>
          </table:table-cell>
          <table:table-cell table:style-name="ce39" office:value-type="float" office:value="2.52" calcext:value-type="float">
            <text:p><text:s text:c="3"/>2.52</text:p>
          </table:table-cell>
          <table:table-cell table:style-name="ce50" office:value-type="float" office:value="490765" calcext:value-type="float">
            <text:p><text:s text:c="3"/>490,765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九　月</text:p>
          </table:table-cell>
          <table:table-cell table:style-name="ce21" office:value-type="float" office:value="7630590" calcext:value-type="float">
            <text:p><text:s text:c="3"/>7,630,590</text:p>
          </table:table-cell>
          <table:table-cell table:style-name="ce21" office:value-type="float" office:value="23007737" calcext:value-type="float">
            <text:p><text:s text:c="3"/>23,007,737</text:p>
          </table:table-cell>
          <table:table-cell table:style-name="ce21" office:value-type="float" office:value="11617921" calcext:value-type="float">
            <text:p><text:s text:c="3"/>11,617,921</text:p>
          </table:table-cell>
          <table:table-cell table:style-name="ce21" office:value-type="float" office:value="11389816" calcext:value-type="float">
            <text:p><text:s text:c="3"/>11,389,816</text:p>
          </table:table-cell>
          <table:table-cell table:style-name="ce21" office:value-type="float" office:value="16048" calcext:value-type="float">
            <text:p><text:s text:c="3"/>16,048</text:p>
          </table:table-cell>
          <table:table-cell table:style-name="ce39" office:value-type="float" office:value="8.51" calcext:value-type="float">
            <text:p><text:s text:c="3"/>8.51</text:p>
          </table:table-cell>
          <table:table-cell table:style-name="ce21" office:value-type="float" office:value="11245" calcext:value-type="float">
            <text:p><text:s text:c="3"/>11,245</text:p>
          </table:table-cell>
          <table:table-cell table:style-name="ce39" office:value-type="float" office:value="5.96" calcext:value-type="float">
            <text:p><text:s text:c="3"/>5.96</text:p>
          </table:table-cell>
          <table:table-cell table:style-name="ce21" office:value-type="float" office:value="4803" calcext:value-type="float">
            <text:p><text:s text:c="3"/>4,803</text:p>
          </table:table-cell>
          <table:table-cell table:style-name="ce39" office:value-type="float" office:value="2.55" calcext:value-type="float">
            <text:p><text:s text:c="3"/>2.55</text:p>
          </table:table-cell>
          <table:table-cell table:style-name="ce21" office:value-type="float" office:value="9899" calcext:value-type="float">
            <text:p><text:s text:c="3"/>9,899</text:p>
          </table:table-cell>
          <table:table-cell table:style-name="ce39" office:value-type="float" office:value="5.25" calcext:value-type="float">
            <text:p><text:s text:c="3"/>5.25</text:p>
          </table:table-cell>
          <table:table-cell table:style-name="ce21" office:value-type="float" office:value="4703" calcext:value-type="float">
            <text:p><text:s text:c="3"/>4,703</text:p>
          </table:table-cell>
          <table:table-cell table:style-name="ce39" office:value-type="float" office:value="2.49" calcext:value-type="float">
            <text:p><text:s text:c="3"/>2.49</text:p>
          </table:table-cell>
          <table:table-cell table:style-name="ce50" office:value-type="float" office:value="491722" calcext:value-type="float">
            <text:p><text:s text:c="3"/>491,722</text:p>
          </table:table-cell>
          <table:table-cell table:style-name="ce61"/>
          <table:table-cell table:style-name="ce63" table:number-columns-repeated="1007"/>
        </table:table-row>
        <table:table-row table:style-name="ro5">
          <table:table-cell table:style-name="ce12" office:value-type="string" calcext:value-type="string">
            <text:p>十　月</text:p>
          </table:table-cell>
          <table:table-cell table:style-name="ce21" office:value-type="float" office:value="7637756" calcext:value-type="float">
            <text:p><text:s text:c="3"/>7,637,756</text:p>
          </table:table-cell>
          <table:table-cell table:style-name="ce21" office:value-type="float" office:value="23016257" calcext:value-type="float">
            <text:p><text:s text:c="3"/>23,016,257</text:p>
          </table:table-cell>
          <table:table-cell table:style-name="ce21" office:value-type="float" office:value="11620114" calcext:value-type="float">
            <text:p><text:s text:c="3"/>11,620,114</text:p>
          </table:table-cell>
          <table:table-cell table:style-name="ce21" office:value-type="float" office:value="11396143" calcext:value-type="float">
            <text:p><text:s text:c="3"/>11,396,143</text:p>
          </table:table-cell>
          <table:table-cell table:style-name="ce21" office:value-type="float" office:value="18740" calcext:value-type="float">
            <text:p><text:s text:c="3"/>18,740</text:p>
          </table:table-cell>
          <table:table-cell table:style-name="ce39" office:value-type="float" office:value="9.61" calcext:value-type="float">
            <text:p><text:s text:c="3"/>9.61</text:p>
          </table:table-cell>
          <table:table-cell table:style-name="ce21" office:value-type="float" office:value="12040" calcext:value-type="float">
            <text:p><text:s text:c="3"/>12,040</text:p>
          </table:table-cell>
          <table:table-cell table:style-name="ce39" office:value-type="float" office:value="6.18" calcext:value-type="float">
            <text:p><text:s text:c="3"/>6.18</text:p>
          </table:table-cell>
          <table:table-cell table:style-name="ce21" office:value-type="float" office:value="6700" calcext:value-type="float">
            <text:p><text:s text:c="3"/>6,700</text:p>
          </table:table-cell>
          <table:table-cell table:style-name="ce39" office:value-type="float" office:value="3.44" calcext:value-type="float">
            <text:p><text:s text:c="3"/>3.44</text:p>
          </table:table-cell>
          <table:table-cell table:style-name="ce21" office:value-type="float" office:value="14198" calcext:value-type="float">
            <text:p><text:s text:c="3"/>14,198</text:p>
          </table:table-cell>
          <table:table-cell table:style-name="ce39" office:value-type="float" office:value="7.28" calcext:value-type="float">
            <text:p><text:s text:c="3"/>7.28</text:p>
          </table:table-cell>
          <table:table-cell table:style-name="ce21" office:value-type="float" office:value="5074" calcext:value-type="float">
            <text:p><text:s text:c="3"/>5,074</text:p>
          </table:table-cell>
          <table:table-cell table:style-name="ce39" office:value-type="float" office:value="2.6" calcext:value-type="float">
            <text:p><text:s text:c="3"/>2.60</text:p>
          </table:table-cell>
          <table:table-cell table:style-name="ce50" office:value-type="float" office:value="492548" calcext:value-type="float">
            <text:p><text:s text:c="3"/>492,548</text:p>
          </table:table-cell>
          <table:table-cell table:style-name="ce61"/>
          <table:table-cell table:style-name="ce63" table:number-columns-repeated="1007"/>
        </table:table-row>
        <table:table-row table:style-name="ro10">
          <table:table-cell table:style-name="ce12" office:value-type="string" calcext:value-type="string">
            <text:p>十一月</text:p>
          </table:table-cell>
          <table:table-cell table:style-name="ce21" office:value-type="float" office:value="7651722" calcext:value-type="float">
            <text:p><text:s text:c="3"/>7,651,722</text:p>
          </table:table-cell>
          <table:table-cell table:style-name="ce21" office:value-type="float" office:value="23027672" calcext:value-type="float">
            <text:p><text:s text:c="3"/>23,027,672</text:p>
          </table:table-cell>
          <table:table-cell table:style-name="ce21" office:value-type="float" office:value="11624013" calcext:value-type="float">
            <text:p><text:s text:c="3"/>11,624,013</text:p>
          </table:table-cell>
          <table:table-cell table:style-name="ce21" office:value-type="float" office:value="11403659" calcext:value-type="float">
            <text:p><text:s text:c="3"/>11,403,659</text:p>
          </table:table-cell>
          <table:table-cell table:style-name="ce21" office:value-type="float" office:value="20388" calcext:value-type="float">
            <text:p><text:s text:c="3"/>20,388</text:p>
          </table:table-cell>
          <table:table-cell table:style-name="ce39" office:value-type="float" office:value="10.8" calcext:value-type="float">
            <text:p><text:s text:c="3"/>10.80</text:p>
          </table:table-cell>
          <table:table-cell table:style-name="ce21" office:value-type="float" office:value="10487" calcext:value-type="float">
            <text:p><text:s text:c="3"/>10,487</text:p>
          </table:table-cell>
          <table:table-cell table:style-name="ce39" office:value-type="float" office:value="5.56" calcext:value-type="float">
            <text:p><text:s text:c="3"/>5.56</text:p>
          </table:table-cell>
          <table:table-cell table:style-name="ce21" office:value-type="float" office:value="9901" calcext:value-type="float">
            <text:p><text:s text:c="3"/>9,901</text:p>
          </table:table-cell>
          <table:table-cell table:style-name="ce39" office:value-type="float" office:value="5.25" calcext:value-type="float">
            <text:p><text:s text:c="3"/>5.25</text:p>
          </table:table-cell>
          <table:table-cell table:style-name="ce21" office:value-type="float" office:value="16330" calcext:value-type="float">
            <text:p><text:s text:c="3"/>16,330</text:p>
          </table:table-cell>
          <table:table-cell table:style-name="ce39" office:value-type="float" office:value="8.65" calcext:value-type="float">
            <text:p><text:s text:c="3"/>8.65</text:p>
          </table:table-cell>
          <table:table-cell table:style-name="ce21" office:value-type="float" office:value="4218" calcext:value-type="float">
            <text:p><text:s text:c="3"/>4,218</text:p>
          </table:table-cell>
          <table:table-cell table:style-name="ce39" office:value-type="float" office:value="2.24" calcext:value-type="float">
            <text:p><text:s text:c="3"/>2.24</text:p>
          </table:table-cell>
          <table:table-cell table:style-name="ce52" office:value-type="float" office:value="493285" calcext:value-type="float">
            <text:p><text:s text:c="3"/>493,285</text:p>
          </table:table-cell>
          <table:table-cell table:style-name="ce61"/>
          <table:table-cell table:style-name="ce63" table:number-columns-repeated="1007"/>
        </table:table-row>
        <table:table-row table:style-name="ro11">
          <table:table-cell table:style-name="ce13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3" office:value-type="float" office:value="1.95398473086341" calcext:value-type="float">
            <text:p><text:s text:c="3"/>1.95</text:p>
          </table:table-cell>
          <table:table-cell table:style-name="ce23" office:value-type="float" office:value="0.35688476426735" calcext:value-type="float">
            <text:p><text:s text:c="3"/>0.36</text:p>
          </table:table-cell>
          <table:table-cell table:style-name="ce23" office:value-type="float" office:value="0.169108429577809" calcext:value-type="float">
            <text:p><text:s text:c="3"/>0.17</text:p>
          </table:table-cell>
          <table:table-cell table:style-name="ce23" office:value-type="float" office:value="0.549015451629266" calcext:value-type="float">
            <text:p><text:s text:c="3"/>0.55</text:p>
          </table:table-cell>
          <table:table-cell table:style-name="ce23" office:value-type="float" office:value="5.57713220444306" calcext:value-type="float">
            <text:p><text:s text:c="3"/>5.58</text:p>
          </table:table-cell>
          <table:table-cell table:style-name="ce23" office:value-type="float" office:value="0.56" calcext:value-type="float">
            <text:p><text:s text:c="3"/>0.56</text:p>
          </table:table-cell>
          <table:table-cell table:style-name="ce23" office:value-type="float" office:value="-8.8879235447437" calcext:value-type="float">
            <text:p>－8.89</text:p>
          </table:table-cell>
          <table:table-cell table:style-name="ce23" office:value-type="float" office:value="-0.54" calcext:value-type="float">
            <text:p>－0.54</text:p>
          </table:table-cell>
          <table:table-cell table:style-name="ce23" office:value-type="float" office:value="26.9196256890142" calcext:value-type="float">
            <text:p><text:s text:c="3"/>26.92</text:p>
          </table:table-cell>
          <table:table-cell table:style-name="ce23" office:value-type="float" office:value="1.11" calcext:value-type="float">
            <text:p><text:s text:c="3"/>1.11</text:p>
          </table:table-cell>
          <table:table-cell table:style-name="ce23" office:value-type="float" office:value="39.42" calcext:value-type="float">
            <text:p><text:s text:c="3"/>39.42</text:p>
          </table:table-cell>
          <table:table-cell table:style-name="ce23" office:value-type="float" office:value="2.44" calcext:value-type="float">
            <text:p><text:s text:c="3"/>2.44</text:p>
          </table:table-cell>
          <table:table-cell table:style-name="ce23" office:value-type="float" office:value="-8.46354166666667" calcext:value-type="float">
            <text:p>－8.46</text:p>
          </table:table-cell>
          <table:table-cell table:style-name="ce23" office:value-type="float" office:value="-0.2" calcext:value-type="float">
            <text:p>－0.20</text:p>
          </table:table-cell>
          <table:table-cell table:style-name="ce53" office:value-type="float" office:value="2.03243708359964" calcext:value-type="float">
            <text:p><text:s text:c="3"/>2.03</text:p>
          </table:table-cell>
          <table:table-cell table:style-name="ce60"/>
          <table:table-cell table:style-name="ce62" table:number-columns-repeated="1007"/>
        </table:table-row>
        <table:table-row table:style-name="ro11">
          <table:table-cell table:style-name="ce14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4" office:value-type="float" office:value="0.182854754721151" calcext:value-type="float">
            <text:p><text:s text:c="3"/>0.18</text:p>
          </table:table-cell>
          <table:table-cell table:style-name="ce24" office:value-type="float" office:value="0.0495953794746035" calcext:value-type="float">
            <text:p><text:s text:c="3"/>0.05</text:p>
          </table:table-cell>
          <table:table-cell table:style-name="ce24" office:value-type="float" office:value="0.0335538876813085" calcext:value-type="float">
            <text:p><text:s text:c="3"/>0.03</text:p>
          </table:table-cell>
          <table:table-cell table:style-name="ce24" office:value-type="float" office:value="0.0659521383682181" calcext:value-type="float">
            <text:p><text:s text:c="3"/>0.07</text:p>
          </table:table-cell>
          <table:table-cell table:style-name="ce24" office:value-type="float" office:value="8.7940234791889" calcext:value-type="float">
            <text:p><text:s text:c="3"/>8.79</text:p>
          </table:table-cell>
          <table:table-cell table:style-name="ce24" office:value-type="float" office:value="1.19" calcext:value-type="float">
            <text:p><text:s text:c="3"/>1.19</text:p>
          </table:table-cell>
          <table:table-cell table:style-name="ce24" office:value-type="float" office:value="-12.8986710963455" calcext:value-type="float">
            <text:p>－12.90</text:p>
          </table:table-cell>
          <table:table-cell table:style-name="ce24" office:value-type="float" office:value="-0.62" calcext:value-type="float">
            <text:p>－0.62</text:p>
          </table:table-cell>
          <table:table-cell table:style-name="ce24" office:value-type="float" office:value="47.7761194029851" calcext:value-type="float">
            <text:p><text:s text:c="3"/>47.78</text:p>
          </table:table-cell>
          <table:table-cell table:style-name="ce24" office:value-type="float" office:value="1.81" calcext:value-type="float">
            <text:p><text:s text:c="3"/>1.81</text:p>
          </table:table-cell>
          <table:table-cell table:style-name="ce24" office:value-type="float" office:value="15.02" calcext:value-type="float">
            <text:p><text:s text:c="3"/>15.02</text:p>
          </table:table-cell>
          <table:table-cell table:style-name="ce24" office:value-type="float" office:value="1.37" calcext:value-type="float">
            <text:p><text:s text:c="3"/>1.37</text:p>
          </table:table-cell>
          <table:table-cell table:style-name="ce24" office:value-type="float" office:value="-16.8703192747339" calcext:value-type="float">
            <text:p>－16.87</text:p>
          </table:table-cell>
          <table:table-cell table:style-name="ce24" office:value-type="float" office:value="-0.36" calcext:value-type="float">
            <text:p>－0.36</text:p>
          </table:table-cell>
          <table:table-cell table:style-name="ce54" office:value-type="float" office:value="0.149630086813874" calcext:value-type="float">
            <text:p><text:s text:c="3"/>0.15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15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 table:number-columns-repeated="2"/>
          <table:table-cell table:style-name="ce41"/>
          <table:table-cell table:style-name="ce43"/>
          <table:table-cell/>
          <table:table-cell table:style-name="ce43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table:style-name="ce55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3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2">
          <table:table-cell table:number-columns-repeated="13"/>
          <table:table-cell table:style-name="ce77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11 月 戶 口 統 計 速 報 表 (續)</text:p>
          </table:table-cell>
          <table:covered-table-cell table:number-columns-repeated="10" table:style-name="ce2"/>
          <table:covered-table-cell table:style-name="ce76"/>
          <table:covered-table-cell table:style-name="ce2"/>
          <table:covered-table-cell table:style-name="ce62"/>
          <table:covered-table-cell table:style-name="ce2"/>
          <table:covered-table-cell table:style-name="ce62"/>
          <table:table-cell table:number-columns-repeated="1008"/>
        </table:table-row>
        <table:table-row table:style-name="ro4">
          <table:table-cell table:style-name="ce3"/>
          <table:table-cell table:style-name="ce16"/>
          <table:table-cell table:style-name="ce68" office:value-type="string" calcext:value-type="string">
            <text:p>人</text:p>
          </table:table-cell>
          <table:table-cell table:style-name="ce68" office:value-type="string" calcext:value-type="string">
            <text:p>口</text:p>
          </table:table-cell>
          <table:table-cell table:style-name="ce68" office:value-type="string" calcext:value-type="string">
            <text:p>數</text:p>
          </table:table-cell>
          <table:table-cell table:style-name="ce69" office:value-type="string" calcext:value-type="string" table:number-columns-spanned="2" table:number-rows-spanned="1">
            <text:p>出　　　　生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死　　　　亡</text:p>
          </table:table-cell>
          <table:covered-table-cell table:style-name="ce68"/>
          <table:table-cell table:style-name="ce73" office:value-type="string" calcext:value-type="string" table:number-columns-spanned="2" table:number-rows-spanned="1">
            <text:p>自　然　增　加</text:p>
          </table:table-cell>
          <table:covered-table-cell table:style-name="ce74"/>
          <table:table-cell table:style-name="ce69" office:value-type="string" calcext:value-type="string" table:number-columns-spanned="2" table:number-rows-spanned="1">
            <text:p>結　　婚　</text:p>
          </table:table-cell>
          <table:covered-table-cell table:style-name="ce68"/>
          <table:table-cell table:style-name="ce73" office:value-type="string" calcext:value-type="string" table:number-columns-spanned="2" table:number-rows-spanned="1">
            <text:p>離　　婚</text:p>
          </table:table-cell>
          <table:covered-table-cell table:style-name="ce74"/>
          <table:table-cell table:style-name="ce46" office:value-type="string" calcext:value-type="string" table:number-columns-spanned="1" table:number-rows-spanned="4">
            <text:p>原住民</text:p>
            <text:p>人口數</text:p>
          </table:table-cell>
          <table:table-cell table:style-name="ce56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27" office:value-type="string" calcext:value-type="string">
            <text:p>折合年自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covered-table-cell table:style-name="ce47"/>
          <table:table-cell table:style-name="ce56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1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1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75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1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1" office:value-type="string" calcext:value-type="string">
            <text:p>粗離婚率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13">
          <table:table-cell table:style-name="ce64" office:value-type="string" calcext:value-type="string">
            <text:p>總<text:span text:style-name="T6"> </text:span><text:span text:style-name="T7">　</text:span><text:span text:style-name="T8"> </text:span><text:span text:style-name="T7">　</text:span><text:span text:style-name="T8"> </text:span><text:span text:style-name="T7">計</text:span></text:p>
          </table:table-cell>
          <table:table-cell table:style-name="ce20" office:value-type="float" office:value="7651722" calcext:value-type="float">
            <text:p><text:s text:c="3"/>7,651,722</text:p>
          </table:table-cell>
          <table:table-cell table:style-name="ce20" office:value-type="float" office:value="23027672" calcext:value-type="float">
            <text:p><text:s text:c="3"/>23,027,672</text:p>
          </table:table-cell>
          <table:table-cell table:style-name="ce20" office:value-type="float" office:value="11624013" calcext:value-type="float">
            <text:p><text:s text:c="3"/>11,624,013</text:p>
          </table:table-cell>
          <table:table-cell table:style-name="ce20" office:value-type="float" office:value="11403659" calcext:value-type="float">
            <text:p><text:s text:c="3"/>11,403,659</text:p>
          </table:table-cell>
          <table:table-cell table:style-name="ce20" office:value-type="float" office:value="20388" calcext:value-type="float">
            <text:p><text:s text:c="3"/>20,388</text:p>
          </table:table-cell>
          <table:table-cell table:style-name="ce37" office:value-type="float" office:value="10.8" calcext:value-type="float">
            <text:p><text:s text:c="3"/>10.80</text:p>
          </table:table-cell>
          <table:table-cell table:style-name="ce20" office:value-type="float" office:value="10487" calcext:value-type="float">
            <text:p><text:s text:c="3"/>10,487</text:p>
          </table:table-cell>
          <table:table-cell table:style-name="ce37" office:value-type="float" office:value="5.56" calcext:value-type="float">
            <text:p><text:s text:c="3"/>5.56</text:p>
          </table:table-cell>
          <table:table-cell table:style-name="ce20" office:value-type="float" office:value="9901" calcext:value-type="float">
            <text:p><text:s text:c="3"/>9,901</text:p>
          </table:table-cell>
          <table:table-cell table:style-name="ce37" office:value-type="float" office:value="5.25" calcext:value-type="float">
            <text:p><text:s text:c="3"/>5.25</text:p>
          </table:table-cell>
          <table:table-cell table:style-name="ce20" office:value-type="float" office:value="16330" calcext:value-type="float">
            <text:p><text:s text:c="3"/>16,330</text:p>
          </table:table-cell>
          <table:table-cell table:style-name="ce37" office:value-type="float" office:value="8.65" calcext:value-type="float">
            <text:p><text:s text:c="3"/>8.65</text:p>
          </table:table-cell>
          <table:table-cell table:style-name="ce78" office:value-type="float" office:value="4218" calcext:value-type="float">
            <text:p><text:s text:c="3"/>4,218</text:p>
          </table:table-cell>
          <table:table-cell table:style-name="ce80" office:value-type="float" office:value="2.24" calcext:value-type="float">
            <text:p><text:s text:c="3"/>2.24</text:p>
          </table:table-cell>
          <table:table-cell table:style-name="ce83" office:value-type="float" office:value="493285" calcext:value-type="float">
            <text:p><text:s text:c="3"/>493,285</text:p>
          </table:table-cell>
          <table:table-cell table:number-columns-repeated="1008"/>
        </table:table-row>
        <table:table-row table:style-name="ro4">
          <table:table-cell table:style-name="ce64" office:value-type="string" calcext:value-type="string">
            <text:p>臺<text:span text:style-name="T6"> </text:span><text:span text:style-name="T7">灣</text:span><text:span text:style-name="T8"> </text:span><text:span text:style-name="T7">地</text:span><text:span text:style-name="T8"> </text:span><text:span text:style-name="T7">區</text:span></text:p>
          </table:table-cell>
          <table:table-cell table:style-name="ce20" office:value-type="float" office:value="7619863" calcext:value-type="float">
            <text:p><text:s text:c="3"/>7,619,863</text:p>
          </table:table-cell>
          <table:table-cell table:style-name="ce20" office:value-type="float" office:value="22933757" calcext:value-type="float">
            <text:p><text:s text:c="3"/>22,933,757</text:p>
          </table:table-cell>
          <table:table-cell table:style-name="ce20" office:value-type="float" office:value="11573870" calcext:value-type="float">
            <text:p><text:s text:c="3"/>11,573,870</text:p>
          </table:table-cell>
          <table:table-cell table:style-name="ce20" office:value-type="float" office:value="11359887" calcext:value-type="float">
            <text:p><text:s text:c="3"/>11,359,887</text:p>
          </table:table-cell>
          <table:table-cell table:style-name="ce20" office:value-type="float" office:value="20245" calcext:value-type="float">
            <text:p><text:s text:c="3"/>20,245</text:p>
          </table:table-cell>
          <table:table-cell table:style-name="ce37" office:value-type="float" office:value="10.77" calcext:value-type="float">
            <text:p><text:s text:c="3"/>10.77</text:p>
          </table:table-cell>
          <table:table-cell table:style-name="ce20" office:value-type="float" office:value="10462" calcext:value-type="float">
            <text:p><text:s text:c="3"/>10,462</text:p>
          </table:table-cell>
          <table:table-cell table:style-name="ce37" office:value-type="float" office:value="5.57" calcext:value-type="float">
            <text:p><text:s text:c="3"/>5.57</text:p>
          </table:table-cell>
          <table:table-cell table:style-name="ce20" office:value-type="float" office:value="9783" calcext:value-type="float">
            <text:p><text:s text:c="3"/>9,783</text:p>
          </table:table-cell>
          <table:table-cell table:style-name="ce37" office:value-type="float" office:value="5.21" calcext:value-type="float">
            <text:p><text:s text:c="3"/>5.21</text:p>
          </table:table-cell>
          <table:table-cell table:style-name="ce20" office:value-type="float" office:value="16269" calcext:value-type="float">
            <text:p><text:s text:c="3"/>16,269</text:p>
          </table:table-cell>
          <table:table-cell table:style-name="ce37" office:value-type="float" office:value="8.66" calcext:value-type="float">
            <text:p><text:s text:c="3"/>8.66</text:p>
          </table:table-cell>
          <table:table-cell table:style-name="ce78" office:value-type="float" office:value="4210" calcext:value-type="float">
            <text:p><text:s text:c="3"/>4,210</text:p>
          </table:table-cell>
          <table:table-cell table:style-name="ce80" office:value-type="float" office:value="2.24" calcext:value-type="float">
            <text:p><text:s text:c="3"/>2.24</text:p>
          </table:table-cell>
          <table:table-cell table:style-name="ce83" office:value-type="float" office:value="492827" calcext:value-type="float">
            <text:p><text:s text:c="3"/>492,827</text:p>
          </table:table-cell>
          <table:table-cell table:number-columns-repeated="1008"/>
        </table:table-row>
        <table:table-row table:style-name="ro4">
          <table:table-cell table:style-name="ce64" office:value-type="string" calcext:value-type="string">
            <text:p>臺<text:span text:style-name="T9">   </text:span><text:span text:style-name="T10">灣</text:span><text:span text:style-name="T11">   </text:span><text:span text:style-name="T10">省</text:span></text:p>
          </table:table-cell>
          <table:table-cell table:style-name="ce20" office:value-type="float" office:value="6090151" calcext:value-type="float">
            <text:p><text:s text:c="3"/>6,090,151</text:p>
          </table:table-cell>
          <table:table-cell table:style-name="ce20" office:value-type="float" office:value="18786636" calcext:value-type="float">
            <text:p><text:s text:c="3"/>18,786,636</text:p>
          </table:table-cell>
          <table:table-cell table:style-name="ce20" office:value-type="float" office:value="9545806" calcext:value-type="float">
            <text:p><text:s text:c="3"/>9,545,806</text:p>
          </table:table-cell>
          <table:table-cell table:style-name="ce20" office:value-type="float" office:value="9240830" calcext:value-type="float">
            <text:p><text:s text:c="3"/>9,240,830</text:p>
          </table:table-cell>
          <table:table-cell table:style-name="ce20" office:value-type="float" office:value="16988" calcext:value-type="float">
            <text:p><text:s text:c="3"/>16,988</text:p>
          </table:table-cell>
          <table:table-cell table:style-name="ce37" office:value-type="float" office:value="11.04" calcext:value-type="float">
            <text:p><text:s text:c="3"/>11.04</text:p>
          </table:table-cell>
          <table:table-cell table:style-name="ce20" office:value-type="float" office:value="8661" calcext:value-type="float">
            <text:p><text:s text:c="3"/>8,661</text:p>
          </table:table-cell>
          <table:table-cell table:style-name="ce37" office:value-type="float" office:value="5.63" calcext:value-type="float">
            <text:p><text:s text:c="3"/>5.63</text:p>
          </table:table-cell>
          <table:table-cell table:style-name="ce20" office:value-type="float" office:value="8327" calcext:value-type="float">
            <text:p><text:s text:c="3"/>8,327</text:p>
          </table:table-cell>
          <table:table-cell table:style-name="ce37" office:value-type="float" office:value="5.41" calcext:value-type="float">
            <text:p><text:s text:c="3"/>5.41</text:p>
          </table:table-cell>
          <table:table-cell table:style-name="ce20" office:value-type="float" office:value="13326" calcext:value-type="float">
            <text:p><text:s text:c="3"/>13,326</text:p>
          </table:table-cell>
          <table:table-cell table:style-name="ce37" office:value-type="float" office:value="8.66" calcext:value-type="float">
            <text:p><text:s text:c="3"/>8.66</text:p>
          </table:table-cell>
          <table:table-cell table:style-name="ce78" office:value-type="float" office:value="3520" calcext:value-type="float">
            <text:p><text:s text:c="3"/>3,520</text:p>
          </table:table-cell>
          <table:table-cell table:style-name="ce80" office:value-type="float" office:value="2.29" calcext:value-type="float">
            <text:p><text:s text:c="3"/>2.29</text:p>
          </table:table-cell>
          <table:table-cell table:style-name="ce83" office:value-type="float" office:value="468989" calcext:value-type="float">
            <text:p><text:s text:c="3"/>468,989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臺<text:span text:style-name="T12"> </text:span><text:span text:style-name="T13">北</text:span><text:span text:style-name="T14"> </text:span><text:span text:style-name="T13">縣</text:span></text:p>
          </table:table-cell>
          <table:table-cell table:style-name="ce20" office:value-type="float" office:value="1339281" calcext:value-type="float">
            <text:p><text:s text:c="3"/>1,339,281</text:p>
          </table:table-cell>
          <table:table-cell table:style-name="ce20" office:value-type="float" office:value="3829368" calcext:value-type="float">
            <text:p><text:s text:c="3"/>3,829,368</text:p>
          </table:table-cell>
          <table:table-cell table:style-name="ce20" office:value-type="float" office:value="1911499" calcext:value-type="float">
            <text:p><text:s text:c="3"/>1,911,499</text:p>
          </table:table-cell>
          <table:table-cell table:style-name="ce20" office:value-type="float" office:value="1917869" calcext:value-type="float">
            <text:p><text:s text:c="3"/>1,917,869</text:p>
          </table:table-cell>
          <table:table-cell table:style-name="ce20" office:value-type="float" office:value="3314" calcext:value-type="float">
            <text:p><text:s text:c="3"/>3,314</text:p>
          </table:table-cell>
          <table:table-cell table:style-name="ce37" office:value-type="float" office:value="10.56" calcext:value-type="float">
            <text:p><text:s text:c="3"/>10.56</text:p>
          </table:table-cell>
          <table:table-cell table:style-name="ce20" office:value-type="float" office:value="1256" calcext:value-type="float">
            <text:p><text:s text:c="3"/>1,256</text:p>
          </table:table-cell>
          <table:table-cell table:style-name="ce37" office:value-type="float" office:value="4" calcext:value-type="float">
            <text:p><text:s text:c="3"/>4.00</text:p>
          </table:table-cell>
          <table:table-cell table:style-name="ce20" office:value-type="float" office:value="2058" calcext:value-type="float">
            <text:p><text:s text:c="3"/>2,058</text:p>
          </table:table-cell>
          <table:table-cell table:style-name="ce37" office:value-type="float" office:value="6.56" calcext:value-type="float">
            <text:p><text:s text:c="3"/>6.56</text:p>
          </table:table-cell>
          <table:table-cell table:style-name="ce20" office:value-type="float" office:value="3015" calcext:value-type="float">
            <text:p><text:s text:c="3"/>3,015</text:p>
          </table:table-cell>
          <table:table-cell table:style-name="ce37" office:value-type="float" office:value="9.61" calcext:value-type="float">
            <text:p><text:s text:c="3"/>9.61</text:p>
          </table:table-cell>
          <table:table-cell table:style-name="ce78" office:value-type="float" office:value="800" calcext:value-type="float">
            <text:p><text:s text:c="3"/>800</text:p>
          </table:table-cell>
          <table:table-cell table:style-name="ce80" office:value-type="float" office:value="2.55" calcext:value-type="float">
            <text:p><text:s text:c="3"/>2.55</text:p>
          </table:table-cell>
          <table:table-cell table:style-name="ce83" office:value-type="float" office:value="45832" calcext:value-type="float">
            <text:p><text:s text:c="3"/>45,832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宜<text:span text:style-name="T12"> </text:span><text:span text:style-name="T13">蘭</text:span><text:span text:style-name="T14"> </text:span><text:span text:style-name="T13">縣</text:span></text:p>
          </table:table-cell>
          <table:table-cell table:style-name="ce20" office:value-type="float" office:value="149652" calcext:value-type="float">
            <text:p><text:s text:c="3"/>149,652</text:p>
          </table:table-cell>
          <table:table-cell table:style-name="ce20" office:value-type="float" office:value="461043" calcext:value-type="float">
            <text:p><text:s text:c="3"/>461,043</text:p>
          </table:table-cell>
          <table:table-cell table:style-name="ce20" office:value-type="float" office:value="235904" calcext:value-type="float">
            <text:p><text:s text:c="3"/>235,904</text:p>
          </table:table-cell>
          <table:table-cell table:style-name="ce20" office:value-type="float" office:value="225139" calcext:value-type="float">
            <text:p><text:s text:c="3"/>225,139</text:p>
          </table:table-cell>
          <table:table-cell table:style-name="ce20" office:value-type="float" office:value="383" calcext:value-type="float">
            <text:p><text:s text:c="3"/>383</text:p>
          </table:table-cell>
          <table:table-cell table:style-name="ce37" office:value-type="float" office:value="10.14" calcext:value-type="float">
            <text:p><text:s text:c="3"/>10.14</text:p>
          </table:table-cell>
          <table:table-cell table:style-name="ce20" office:value-type="float" office:value="225" calcext:value-type="float">
            <text:p><text:s text:c="3"/>225</text:p>
          </table:table-cell>
          <table:table-cell table:style-name="ce37" office:value-type="float" office:value="5.95" calcext:value-type="float">
            <text:p><text:s text:c="3"/>5.95</text:p>
          </table:table-cell>
          <table:table-cell table:style-name="ce20" office:value-type="float" office:value="158" calcext:value-type="float">
            <text:p><text:s text:c="3"/>158</text:p>
          </table:table-cell>
          <table:table-cell table:style-name="ce37" office:value-type="float" office:value="4.18" calcext:value-type="float">
            <text:p><text:s text:c="3"/>4.18</text:p>
          </table:table-cell>
          <table:table-cell table:style-name="ce20" office:value-type="float" office:value="300" calcext:value-type="float">
            <text:p><text:s text:c="3"/>300</text:p>
          </table:table-cell>
          <table:table-cell table:style-name="ce37" office:value-type="float" office:value="7.94" calcext:value-type="float">
            <text:p><text:s text:c="3"/>7.94</text:p>
          </table:table-cell>
          <table:table-cell table:style-name="ce78" office:value-type="float" office:value="77" calcext:value-type="float">
            <text:p><text:s text:c="3"/>77</text:p>
          </table:table-cell>
          <table:table-cell table:style-name="ce80" office:value-type="float" office:value="2.04" calcext:value-type="float">
            <text:p><text:s text:c="3"/>2.04</text:p>
          </table:table-cell>
          <table:table-cell table:style-name="ce83" office:value-type="float" office:value="14691" calcext:value-type="float">
            <text:p><text:s text:c="3"/>14,691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桃<text:span text:style-name="T12"> </text:span><text:span text:style-name="T13">園</text:span><text:span text:style-name="T14"> </text:span><text:span text:style-name="T13">縣</text:span></text:p>
          </table:table-cell>
          <table:table-cell table:style-name="ce20" office:value-type="float" office:value="636380" calcext:value-type="float">
            <text:p><text:s text:c="3"/>636,380</text:p>
          </table:table-cell>
          <table:table-cell table:style-name="ce20" office:value-type="float" office:value="1956516" calcext:value-type="float">
            <text:p><text:s text:c="3"/>1,956,516</text:p>
          </table:table-cell>
          <table:table-cell table:style-name="ce20" office:value-type="float" office:value="990632" calcext:value-type="float">
            <text:p><text:s text:c="3"/>990,632</text:p>
          </table:table-cell>
          <table:table-cell table:style-name="ce20" office:value-type="float" office:value="965884" calcext:value-type="float">
            <text:p><text:s text:c="3"/>965,884</text:p>
          </table:table-cell>
          <table:table-cell table:style-name="ce20" office:value-type="float" office:value="1938" calcext:value-type="float">
            <text:p><text:s text:c="3"/>1,938</text:p>
          </table:table-cell>
          <table:table-cell table:style-name="ce37" office:value-type="float" office:value="12.09" calcext:value-type="float">
            <text:p><text:s text:c="3"/>12.09</text:p>
          </table:table-cell>
          <table:table-cell table:style-name="ce20" office:value-type="float" office:value="664" calcext:value-type="float">
            <text:p><text:s text:c="3"/>664</text:p>
          </table:table-cell>
          <table:table-cell table:style-name="ce37" office:value-type="float" office:value="4.14" calcext:value-type="float">
            <text:p><text:s text:c="3"/>4.14</text:p>
          </table:table-cell>
          <table:table-cell table:style-name="ce20" office:value-type="float" office:value="1274" calcext:value-type="float">
            <text:p><text:s text:c="3"/>1,274</text:p>
          </table:table-cell>
          <table:table-cell table:style-name="ce37" office:value-type="float" office:value="7.95" calcext:value-type="float">
            <text:p><text:s text:c="3"/>7.95</text:p>
          </table:table-cell>
          <table:table-cell table:style-name="ce20" office:value-type="float" office:value="1503" calcext:value-type="float">
            <text:p><text:s text:c="3"/>1,503</text:p>
          </table:table-cell>
          <table:table-cell table:style-name="ce37" office:value-type="float" office:value="9.38" calcext:value-type="float">
            <text:p><text:s text:c="3"/>9.38</text:p>
          </table:table-cell>
          <table:table-cell table:style-name="ce78" office:value-type="float" office:value="438" calcext:value-type="float">
            <text:p><text:s text:c="3"/>438</text:p>
          </table:table-cell>
          <table:table-cell table:style-name="ce80" office:value-type="float" office:value="2.73" calcext:value-type="float">
            <text:p><text:s text:c="3"/>2.73</text:p>
          </table:table-cell>
          <table:table-cell table:style-name="ce83" office:value-type="float" office:value="55431" calcext:value-type="float">
            <text:p><text:s text:c="3"/>55,431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新<text:span text:style-name="T12"> </text:span><text:span text:style-name="T13">竹</text:span><text:span text:style-name="T14"> </text:span><text:span text:style-name="T13">縣</text:span></text:p>
          </table:table-cell>
          <table:table-cell table:style-name="ce20" office:value-type="float" office:value="152595" calcext:value-type="float">
            <text:p><text:s text:c="3"/>152,595</text:p>
          </table:table-cell>
          <table:table-cell table:style-name="ce20" office:value-type="float" office:value="502625" calcext:value-type="float">
            <text:p><text:s text:c="3"/>502,625</text:p>
          </table:table-cell>
          <table:table-cell table:style-name="ce20" office:value-type="float" office:value="259725" calcext:value-type="float">
            <text:p><text:s text:c="3"/>259,725</text:p>
          </table:table-cell>
          <table:table-cell table:style-name="ce20" office:value-type="float" office:value="242900" calcext:value-type="float">
            <text:p><text:s text:c="3"/>242,900</text:p>
          </table:table-cell>
          <table:table-cell table:style-name="ce20" office:value-type="float" office:value="586" calcext:value-type="float">
            <text:p><text:s text:c="3"/>586</text:p>
          </table:table-cell>
          <table:table-cell table:style-name="ce37" office:value-type="float" office:value="14.23" calcext:value-type="float">
            <text:p><text:s text:c="3"/>14.23</text:p>
          </table:table-cell>
          <table:table-cell table:style-name="ce20" office:value-type="float" office:value="235" calcext:value-type="float">
            <text:p><text:s text:c="3"/>235</text:p>
          </table:table-cell>
          <table:table-cell table:style-name="ce37" office:value-type="float" office:value="5.71" calcext:value-type="float">
            <text:p><text:s text:c="3"/>5.71</text:p>
          </table:table-cell>
          <table:table-cell table:style-name="ce20" office:value-type="float" office:value="351" calcext:value-type="float">
            <text:p><text:s text:c="3"/>351</text:p>
          </table:table-cell>
          <table:table-cell table:style-name="ce37" office:value-type="float" office:value="8.52" calcext:value-type="float">
            <text:p><text:s text:c="3"/>8.52</text:p>
          </table:table-cell>
          <table:table-cell table:style-name="ce20" office:value-type="float" office:value="387" calcext:value-type="float">
            <text:p><text:s text:c="3"/>387</text:p>
          </table:table-cell>
          <table:table-cell table:style-name="ce37" office:value-type="float" office:value="9.4" calcext:value-type="float">
            <text:p><text:s text:c="3"/>9.40</text:p>
          </table:table-cell>
          <table:table-cell table:style-name="ce78" office:value-type="float" office:value="102" calcext:value-type="float">
            <text:p><text:s text:c="3"/>102</text:p>
          </table:table-cell>
          <table:table-cell table:style-name="ce80" office:value-type="float" office:value="2.48" calcext:value-type="float">
            <text:p><text:s text:c="3"/>2.48</text:p>
          </table:table-cell>
          <table:table-cell table:style-name="ce83" office:value-type="float" office:value="18826" calcext:value-type="float">
            <text:p><text:s text:c="3"/>18,826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苗<text:span text:style-name="T12"> </text:span><text:span text:style-name="T13">栗</text:span><text:span text:style-name="T14"> </text:span><text:span text:style-name="T13">縣</text:span></text:p>
          </table:table-cell>
          <table:table-cell table:style-name="ce20" office:value-type="float" office:value="166565" calcext:value-type="float">
            <text:p><text:s text:c="3"/>166,565</text:p>
          </table:table-cell>
          <table:table-cell table:style-name="ce20" office:value-type="float" office:value="560397" calcext:value-type="float">
            <text:p><text:s text:c="3"/>560,397</text:p>
          </table:table-cell>
          <table:table-cell table:style-name="ce20" office:value-type="float" office:value="292378" calcext:value-type="float">
            <text:p><text:s text:c="3"/>292,378</text:p>
          </table:table-cell>
          <table:table-cell table:style-name="ce20" office:value-type="float" office:value="268019" calcext:value-type="float">
            <text:p><text:s text:c="3"/>268,019</text:p>
          </table:table-cell>
          <table:table-cell table:style-name="ce20" office:value-type="float" office:value="491" calcext:value-type="float">
            <text:p><text:s text:c="3"/>491</text:p>
          </table:table-cell>
          <table:table-cell table:style-name="ce37" office:value-type="float" office:value="10.69" calcext:value-type="float">
            <text:p><text:s text:c="3"/>10.69</text:p>
          </table:table-cell>
          <table:table-cell table:style-name="ce20" office:value-type="float" office:value="298" calcext:value-type="float">
            <text:p><text:s text:c="3"/>298</text:p>
          </table:table-cell>
          <table:table-cell table:style-name="ce37" office:value-type="float" office:value="6.49" calcext:value-type="float">
            <text:p><text:s text:c="3"/>6.49</text:p>
          </table:table-cell>
          <table:table-cell table:style-name="ce20" office:value-type="float" office:value="193" calcext:value-type="float">
            <text:p><text:s text:c="3"/>193</text:p>
          </table:table-cell>
          <table:table-cell table:style-name="ce37" office:value-type="float" office:value="4.2" calcext:value-type="float">
            <text:p><text:s text:c="3"/>4.20</text:p>
          </table:table-cell>
          <table:table-cell table:style-name="ce20" office:value-type="float" office:value="417" calcext:value-type="float">
            <text:p><text:s text:c="3"/>417</text:p>
          </table:table-cell>
          <table:table-cell table:style-name="ce37" office:value-type="float" office:value="9.08" calcext:value-type="float">
            <text:p><text:s text:c="3"/>9.08</text:p>
          </table:table-cell>
          <table:table-cell table:style-name="ce78" office:value-type="float" office:value="106" calcext:value-type="float">
            <text:p><text:s text:c="3"/>106</text:p>
          </table:table-cell>
          <table:table-cell table:style-name="ce80" office:value-type="float" office:value="2.31" calcext:value-type="float">
            <text:p><text:s text:c="3"/>2.31</text:p>
          </table:table-cell>
          <table:table-cell table:style-name="ce83" office:value-type="float" office:value="10156" calcext:value-type="float">
            <text:p><text:s text:c="3"/>10,156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中</text:span><text:span text:style-name="T14"> </text:span><text:span text:style-name="T13">縣</text:span></text:p>
          </table:table-cell>
          <table:table-cell table:style-name="ce20" office:value-type="float" office:value="450917" calcext:value-type="float">
            <text:p><text:s text:c="3"/>450,917</text:p>
          </table:table-cell>
          <table:table-cell table:style-name="ce20" office:value-type="float" office:value="1557301" calcext:value-type="float">
            <text:p><text:s text:c="3"/>1,557,301</text:p>
          </table:table-cell>
          <table:table-cell table:style-name="ce20" office:value-type="float" office:value="791565" calcext:value-type="float">
            <text:p><text:s text:c="3"/>791,565</text:p>
          </table:table-cell>
          <table:table-cell table:style-name="ce20" office:value-type="float" office:value="765736" calcext:value-type="float">
            <text:p><text:s text:c="3"/>765,736</text:p>
          </table:table-cell>
          <table:table-cell table:style-name="ce20" office:value-type="float" office:value="1555" calcext:value-type="float">
            <text:p><text:s text:c="3"/>1,555</text:p>
          </table:table-cell>
          <table:table-cell table:style-name="ce37" office:value-type="float" office:value="12.19" calcext:value-type="float">
            <text:p><text:s text:c="3"/>12.19</text:p>
          </table:table-cell>
          <table:table-cell table:style-name="ce20" office:value-type="float" office:value="615" calcext:value-type="float">
            <text:p><text:s text:c="3"/>615</text:p>
          </table:table-cell>
          <table:table-cell table:style-name="ce37" office:value-type="float" office:value="4.82" calcext:value-type="float">
            <text:p><text:s text:c="3"/>4.82</text:p>
          </table:table-cell>
          <table:table-cell table:style-name="ce20" office:value-type="float" office:value="940" calcext:value-type="float">
            <text:p><text:s text:c="3"/>940</text:p>
          </table:table-cell>
          <table:table-cell table:style-name="ce37" office:value-type="float" office:value="7.37" calcext:value-type="float">
            <text:p><text:s text:c="3"/>7.37</text:p>
          </table:table-cell>
          <table:table-cell table:style-name="ce20" office:value-type="float" office:value="1160" calcext:value-type="float">
            <text:p><text:s text:c="3"/>1,160</text:p>
          </table:table-cell>
          <table:table-cell table:style-name="ce37" office:value-type="float" office:value="9.09" calcext:value-type="float">
            <text:p><text:s text:c="3"/>9.09</text:p>
          </table:table-cell>
          <table:table-cell table:style-name="ce78" office:value-type="float" office:value="270" calcext:value-type="float">
            <text:p><text:s text:c="3"/>270</text:p>
          </table:table-cell>
          <table:table-cell table:style-name="ce80" office:value-type="float" office:value="2.12" calcext:value-type="float">
            <text:p><text:s text:c="3"/>2.12</text:p>
          </table:table-cell>
          <table:table-cell table:style-name="ce83" office:value-type="float" office:value="19102" calcext:value-type="float">
            <text:p><text:s text:c="3"/>19,102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彰<text:span text:style-name="T12"> </text:span><text:span text:style-name="T13">化</text:span><text:span text:style-name="T14"> </text:span><text:span text:style-name="T13">縣</text:span></text:p>
          </table:table-cell>
          <table:table-cell table:style-name="ce20" office:value-type="float" office:value="353461" calcext:value-type="float">
            <text:p><text:s text:c="3"/>353,461</text:p>
          </table:table-cell>
          <table:table-cell table:style-name="ce20" office:value-type="float" office:value="1312948" calcext:value-type="float">
            <text:p><text:s text:c="3"/>1,312,948</text:p>
          </table:table-cell>
          <table:table-cell table:style-name="ce20" office:value-type="float" office:value="676304" calcext:value-type="float">
            <text:p><text:s text:c="3"/>676,304</text:p>
          </table:table-cell>
          <table:table-cell table:style-name="ce20" office:value-type="float" office:value="636644" calcext:value-type="float">
            <text:p><text:s text:c="3"/>636,644</text:p>
          </table:table-cell>
          <table:table-cell table:style-name="ce20" office:value-type="float" office:value="1311" calcext:value-type="float">
            <text:p><text:s text:c="3"/>1,311</text:p>
          </table:table-cell>
          <table:table-cell table:style-name="ce37" office:value-type="float" office:value="12.18" calcext:value-type="float">
            <text:p><text:s text:c="3"/>12.18</text:p>
          </table:table-cell>
          <table:table-cell table:style-name="ce20" office:value-type="float" office:value="656" calcext:value-type="float">
            <text:p><text:s text:c="3"/>656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655" calcext:value-type="float">
            <text:p><text:s text:c="3"/>655</text:p>
          </table:table-cell>
          <table:table-cell table:style-name="ce37" office:value-type="float" office:value="6.09" calcext:value-type="float">
            <text:p><text:s text:c="3"/>6.09</text:p>
          </table:table-cell>
          <table:table-cell table:style-name="ce20" office:value-type="float" office:value="908" calcext:value-type="float">
            <text:p><text:s text:c="3"/>908</text:p>
          </table:table-cell>
          <table:table-cell table:style-name="ce37" office:value-type="float" office:value="8.44" calcext:value-type="float">
            <text:p><text:s text:c="3"/>8.44</text:p>
          </table:table-cell>
          <table:table-cell table:style-name="ce78" office:value-type="float" office:value="210" calcext:value-type="float">
            <text:p><text:s text:c="3"/>210</text:p>
          </table:table-cell>
          <table:table-cell table:style-name="ce80" office:value-type="float" office:value="1.95" calcext:value-type="float">
            <text:p><text:s text:c="3"/>1.95</text:p>
          </table:table-cell>
          <table:table-cell table:style-name="ce83" office:value-type="float" office:value="4589" calcext:value-type="float">
            <text:p><text:s text:c="3"/>4,589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南<text:span text:style-name="T12"> </text:span><text:span text:style-name="T13">投</text:span><text:span text:style-name="T14"> </text:span><text:span text:style-name="T13">縣</text:span></text:p>
          </table:table-cell>
          <table:table-cell table:style-name="ce20" office:value-type="float" office:value="166712" calcext:value-type="float">
            <text:p><text:s text:c="3"/>166,712</text:p>
          </table:table-cell>
          <table:table-cell table:style-name="ce20" office:value-type="float" office:value="532059" calcext:value-type="float">
            <text:p><text:s text:c="3"/>532,059</text:p>
          </table:table-cell>
          <table:table-cell table:style-name="ce20" office:value-type="float" office:value="275025" calcext:value-type="float">
            <text:p><text:s text:c="3"/>275,025</text:p>
          </table:table-cell>
          <table:table-cell table:style-name="ce20" office:value-type="float" office:value="257034" calcext:value-type="float">
            <text:p><text:s text:c="3"/>257,034</text:p>
          </table:table-cell>
          <table:table-cell table:style-name="ce20" office:value-type="float" office:value="459" calcext:value-type="float">
            <text:p><text:s text:c="3"/>459</text:p>
          </table:table-cell>
          <table:table-cell table:style-name="ce37" office:value-type="float" office:value="10.53" calcext:value-type="float">
            <text:p><text:s text:c="3"/>10.53</text:p>
          </table:table-cell>
          <table:table-cell table:style-name="ce20" office:value-type="float" office:value="294" calcext:value-type="float">
            <text:p><text:s text:c="3"/>294</text:p>
          </table:table-cell>
          <table:table-cell table:style-name="ce37" office:value-type="float" office:value="6.74" calcext:value-type="float">
            <text:p><text:s text:c="3"/>6.74</text:p>
          </table:table-cell>
          <table:table-cell table:style-name="ce20" office:value-type="float" office:value="165" calcext:value-type="float">
            <text:p><text:s text:c="3"/>165</text:p>
          </table:table-cell>
          <table:table-cell table:style-name="ce37" office:value-type="float" office:value="3.78" calcext:value-type="float">
            <text:p><text:s text:c="3"/>3.78</text:p>
          </table:table-cell>
          <table:table-cell table:style-name="ce20" office:value-type="float" office:value="347" calcext:value-type="float">
            <text:p><text:s text:c="3"/>347</text:p>
          </table:table-cell>
          <table:table-cell table:style-name="ce37" office:value-type="float" office:value="7.96" calcext:value-type="float">
            <text:p><text:s text:c="3"/>7.96</text:p>
          </table:table-cell>
          <table:table-cell table:style-name="ce78" office:value-type="float" office:value="99" calcext:value-type="float">
            <text:p><text:s text:c="3"/>99</text:p>
          </table:table-cell>
          <table:table-cell table:style-name="ce80" office:value-type="float" office:value="2.27" calcext:value-type="float">
            <text:p><text:s text:c="3"/>2.27</text:p>
          </table:table-cell>
          <table:table-cell table:style-name="ce83" office:value-type="float" office:value="27718" calcext:value-type="float">
            <text:p><text:s text:c="3"/>27,718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雲<text:span text:style-name="T12"> </text:span><text:span text:style-name="T13">林</text:span><text:span text:style-name="T14"> </text:span><text:span text:style-name="T13">縣</text:span></text:p>
          </table:table-cell>
          <table:table-cell table:style-name="ce20" office:value-type="float" office:value="223376" calcext:value-type="float">
            <text:p><text:s text:c="3"/>223,376</text:p>
          </table:table-cell>
          <table:table-cell table:style-name="ce20" office:value-type="float" office:value="724238" calcext:value-type="float">
            <text:p><text:s text:c="3"/>724,238</text:p>
          </table:table-cell>
          <table:table-cell table:style-name="ce20" office:value-type="float" office:value="379762" calcext:value-type="float">
            <text:p><text:s text:c="3"/>379,762</text:p>
          </table:table-cell>
          <table:table-cell table:style-name="ce20" office:value-type="float" office:value="344476" calcext:value-type="float">
            <text:p><text:s text:c="3"/>344,476</text:p>
          </table:table-cell>
          <table:table-cell table:style-name="ce20" office:value-type="float" office:value="676" calcext:value-type="float">
            <text:p><text:s text:c="3"/>676</text:p>
          </table:table-cell>
          <table:table-cell table:style-name="ce37" office:value-type="float" office:value="11.39" calcext:value-type="float">
            <text:p><text:s text:c="3"/>11.39</text:p>
          </table:table-cell>
          <table:table-cell table:style-name="ce20" office:value-type="float" office:value="489" calcext:value-type="float">
            <text:p><text:s text:c="3"/>489</text:p>
          </table:table-cell>
          <table:table-cell table:style-name="ce37" office:value-type="float" office:value="8.24" calcext:value-type="float">
            <text:p><text:s text:c="3"/>8.24</text:p>
          </table:table-cell>
          <table:table-cell table:style-name="ce20" office:value-type="float" office:value="187" calcext:value-type="float">
            <text:p><text:s text:c="3"/>187</text:p>
          </table:table-cell>
          <table:table-cell table:style-name="ce37" office:value-type="float" office:value="3.15" calcext:value-type="float">
            <text:p><text:s text:c="3"/>3.15</text:p>
          </table:table-cell>
          <table:table-cell table:style-name="ce20" office:value-type="float" office:value="476" calcext:value-type="float">
            <text:p><text:s text:c="3"/>476</text:p>
          </table:table-cell>
          <table:table-cell table:style-name="ce37" office:value-type="float" office:value="8.02" calcext:value-type="float">
            <text:p><text:s text:c="3"/>8.02</text:p>
          </table:table-cell>
          <table:table-cell table:style-name="ce78" office:value-type="float" office:value="119" calcext:value-type="float">
            <text:p><text:s text:c="3"/>119</text:p>
          </table:table-cell>
          <table:table-cell table:style-name="ce80" office:value-type="float" office:value="2" calcext:value-type="float">
            <text:p><text:s text:c="3"/>2.00</text:p>
          </table:table-cell>
          <table:table-cell table:style-name="ce83" office:value-type="float" office:value="1579" calcext:value-type="float">
            <text:p><text:s text:c="3"/>1,579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嘉<text:span text:style-name="T12"> </text:span><text:span text:style-name="T13">義</text:span><text:span text:style-name="T14"> </text:span><text:span text:style-name="T13">縣</text:span></text:p>
          </table:table-cell>
          <table:table-cell table:style-name="ce20" office:value-type="float" office:value="171529" calcext:value-type="float">
            <text:p><text:s text:c="3"/>171,529</text:p>
          </table:table-cell>
          <table:table-cell table:style-name="ce20" office:value-type="float" office:value="548612" calcext:value-type="float">
            <text:p><text:s text:c="3"/>548,612</text:p>
          </table:table-cell>
          <table:table-cell table:style-name="ce20" office:value-type="float" office:value="287344" calcext:value-type="float">
            <text:p><text:s text:c="3"/>287,344</text:p>
          </table:table-cell>
          <table:table-cell table:style-name="ce20" office:value-type="float" office:value="261268" calcext:value-type="float">
            <text:p><text:s text:c="3"/>261,268</text:p>
          </table:table-cell>
          <table:table-cell table:style-name="ce20" office:value-type="float" office:value="460" calcext:value-type="float">
            <text:p><text:s text:c="3"/>460</text:p>
          </table:table-cell>
          <table:table-cell table:style-name="ce37" office:value-type="float" office:value="10.23" calcext:value-type="float">
            <text:p><text:s text:c="3"/>10.23</text:p>
          </table:table-cell>
          <table:table-cell table:style-name="ce20" office:value-type="float" office:value="410" calcext:value-type="float">
            <text:p><text:s text:c="3"/>410</text:p>
          </table:table-cell>
          <table:table-cell table:style-name="ce37" office:value-type="float" office:value="9.12" calcext:value-type="float">
            <text:p><text:s text:c="3"/>9.12</text:p>
          </table:table-cell>
          <table:table-cell table:style-name="ce20" office:value-type="float" office:value="50" calcext:value-type="float">
            <text:p><text:s text:c="3"/>50</text:p>
          </table:table-cell>
          <table:table-cell table:style-name="ce37" office:value-type="float" office:value="1.11" calcext:value-type="float">
            <text:p><text:s text:c="3"/>1.11</text:p>
          </table:table-cell>
          <table:table-cell table:style-name="ce20" office:value-type="float" office:value="375" calcext:value-type="float">
            <text:p><text:s text:c="3"/>375</text:p>
          </table:table-cell>
          <table:table-cell table:style-name="ce37" office:value-type="float" office:value="8.34" calcext:value-type="float">
            <text:p><text:s text:c="3"/>8.34</text:p>
          </table:table-cell>
          <table:table-cell table:style-name="ce78" office:value-type="float" office:value="83" calcext:value-type="float">
            <text:p><text:s text:c="3"/>83</text:p>
          </table:table-cell>
          <table:table-cell table:style-name="ce80" office:value-type="float" office:value="1.85" calcext:value-type="float">
            <text:p><text:s text:c="3"/>1.85</text:p>
          </table:table-cell>
          <table:table-cell table:style-name="ce83" office:value-type="float" office:value="5335" calcext:value-type="float">
            <text:p><text:s text:c="3"/>5,335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南</text:span><text:span text:style-name="T14"> </text:span><text:span text:style-name="T13">縣</text:span></text:p>
          </table:table-cell>
          <table:table-cell table:style-name="ce20" office:value-type="float" office:value="358723" calcext:value-type="float">
            <text:p><text:s text:c="3"/>358,723</text:p>
          </table:table-cell>
          <table:table-cell table:style-name="ce20" office:value-type="float" office:value="1104654" calcext:value-type="float">
            <text:p><text:s text:c="3"/>1,104,654</text:p>
          </table:table-cell>
          <table:table-cell table:style-name="ce20" office:value-type="float" office:value="565994" calcext:value-type="float">
            <text:p><text:s text:c="3"/>565,994</text:p>
          </table:table-cell>
          <table:table-cell table:style-name="ce20" office:value-type="float" office:value="538660" calcext:value-type="float">
            <text:p><text:s text:c="3"/>538,660</text:p>
          </table:table-cell>
          <table:table-cell table:style-name="ce20" office:value-type="float" office:value="859" calcext:value-type="float">
            <text:p><text:s text:c="3"/>859</text:p>
          </table:table-cell>
          <table:table-cell table:style-name="ce37" office:value-type="float" office:value="9.49" calcext:value-type="float">
            <text:p><text:s text:c="3"/>9.49</text:p>
          </table:table-cell>
          <table:table-cell table:style-name="ce20" office:value-type="float" office:value="650" calcext:value-type="float">
            <text:p><text:s text:c="3"/>650</text:p>
          </table:table-cell>
          <table:table-cell table:style-name="ce37" office:value-type="float" office:value="7.18" calcext:value-type="float">
            <text:p><text:s text:c="3"/>7.18</text:p>
          </table:table-cell>
          <table:table-cell table:style-name="ce20" office:value-type="float" office:value="209" calcext:value-type="float">
            <text:p><text:s text:c="3"/>209</text:p>
          </table:table-cell>
          <table:table-cell table:style-name="ce37" office:value-type="float" office:value="2.31" calcext:value-type="float">
            <text:p><text:s text:c="3"/>2.31</text:p>
          </table:table-cell>
          <table:table-cell table:style-name="ce20" office:value-type="float" office:value="717" calcext:value-type="float">
            <text:p><text:s text:c="3"/>717</text:p>
          </table:table-cell>
          <table:table-cell table:style-name="ce37" office:value-type="float" office:value="7.92" calcext:value-type="float">
            <text:p><text:s text:c="3"/>7.92</text:p>
          </table:table-cell>
          <table:table-cell table:style-name="ce78" office:value-type="float" office:value="182" calcext:value-type="float">
            <text:p><text:s text:c="3"/>182</text:p>
          </table:table-cell>
          <table:table-cell table:style-name="ce80" office:value-type="float" office:value="2.01" calcext:value-type="float">
            <text:p><text:s text:c="3"/>2.01</text:p>
          </table:table-cell>
          <table:table-cell table:style-name="ce83" office:value-type="float" office:value="3386" calcext:value-type="float">
            <text:p><text:s text:c="3"/>3,386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高<text:span text:style-name="T12"> </text:span><text:span text:style-name="T13">雄</text:span><text:span text:style-name="T14"> </text:span><text:span text:style-name="T13">縣</text:span></text:p>
          </table:table-cell>
          <table:table-cell table:style-name="ce20" office:value-type="float" office:value="420449" calcext:value-type="float">
            <text:p><text:s text:c="3"/>420,449</text:p>
          </table:table-cell>
          <table:table-cell table:style-name="ce20" office:value-type="float" office:value="1243347" calcext:value-type="float">
            <text:p><text:s text:c="3"/>1,243,347</text:p>
          </table:table-cell>
          <table:table-cell table:style-name="ce20" office:value-type="float" office:value="639342" calcext:value-type="float">
            <text:p><text:s text:c="3"/>639,342</text:p>
          </table:table-cell>
          <table:table-cell table:style-name="ce20" office:value-type="float" office:value="604005" calcext:value-type="float">
            <text:p><text:s text:c="3"/>604,005</text:p>
          </table:table-cell>
          <table:table-cell table:style-name="ce20" office:value-type="float" office:value="1119" calcext:value-type="float">
            <text:p><text:s text:c="3"/>1,119</text:p>
          </table:table-cell>
          <table:table-cell table:style-name="ce37" office:value-type="float" office:value="10.98" calcext:value-type="float">
            <text:p><text:s text:c="3"/>10.98</text:p>
          </table:table-cell>
          <table:table-cell table:style-name="ce20" office:value-type="float" office:value="651" calcext:value-type="float">
            <text:p><text:s text:c="3"/>651</text:p>
          </table:table-cell>
          <table:table-cell table:style-name="ce37" office:value-type="float" office:value="6.39" calcext:value-type="float">
            <text:p><text:s text:c="3"/>6.39</text:p>
          </table:table-cell>
          <table:table-cell table:style-name="ce20" office:value-type="float" office:value="468" calcext:value-type="float">
            <text:p><text:s text:c="3"/>468</text:p>
          </table:table-cell>
          <table:table-cell table:style-name="ce37" office:value-type="float" office:value="4.59" calcext:value-type="float">
            <text:p><text:s text:c="3"/>4.59</text:p>
          </table:table-cell>
          <table:table-cell table:style-name="ce20" office:value-type="float" office:value="803" calcext:value-type="float">
            <text:p><text:s text:c="3"/>803</text:p>
          </table:table-cell>
          <table:table-cell table:style-name="ce37" office:value-type="float" office:value="7.88" calcext:value-type="float">
            <text:p><text:s text:c="3"/>7.88</text:p>
          </table:table-cell>
          <table:table-cell table:style-name="ce78" office:value-type="float" office:value="235" calcext:value-type="float">
            <text:p><text:s text:c="3"/>235</text:p>
          </table:table-cell>
          <table:table-cell table:style-name="ce80" office:value-type="float" office:value="2.31" calcext:value-type="float">
            <text:p><text:s text:c="3"/>2.31</text:p>
          </table:table-cell>
          <table:table-cell table:style-name="ce83" office:value-type="float" office:value="16722" calcext:value-type="float">
            <text:p><text:s text:c="3"/>16,722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屏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269721" calcext:value-type="float">
            <text:p><text:s text:c="3"/>269,721</text:p>
          </table:table-cell>
          <table:table-cell table:style-name="ce20" office:value-type="float" office:value="885316" calcext:value-type="float">
            <text:p><text:s text:c="3"/>885,316</text:p>
          </table:table-cell>
          <table:table-cell table:style-name="ce20" office:value-type="float" office:value="457089" calcext:value-type="float">
            <text:p><text:s text:c="3"/>457,089</text:p>
          </table:table-cell>
          <table:table-cell table:style-name="ce20" office:value-type="float" office:value="428227" calcext:value-type="float">
            <text:p><text:s text:c="3"/>428,227</text:p>
          </table:table-cell>
          <table:table-cell table:style-name="ce20" office:value-type="float" office:value="735" calcext:value-type="float">
            <text:p><text:s text:c="3"/>735</text:p>
          </table:table-cell>
          <table:table-cell table:style-name="ce37" office:value-type="float" office:value="10.13" calcext:value-type="float">
            <text:p><text:s text:c="3"/>10.13</text:p>
          </table:table-cell>
          <table:table-cell table:style-name="ce20" office:value-type="float" office:value="585" calcext:value-type="float">
            <text:p><text:s text:c="3"/>585</text:p>
          </table:table-cell>
          <table:table-cell table:style-name="ce37" office:value-type="float" office:value="8.06" calcext:value-type="float">
            <text:p><text:s text:c="3"/>8.06</text:p>
          </table:table-cell>
          <table:table-cell table:style-name="ce20" office:value-type="float" office:value="150" calcext:value-type="float">
            <text:p><text:s text:c="3"/>150</text:p>
          </table:table-cell>
          <table:table-cell table:style-name="ce37" office:value-type="float" office:value="2.07" calcext:value-type="float">
            <text:p><text:s text:c="3"/>2.07</text:p>
          </table:table-cell>
          <table:table-cell table:style-name="ce20" office:value-type="float" office:value="450" calcext:value-type="float">
            <text:p><text:s text:c="3"/>450</text:p>
          </table:table-cell>
          <table:table-cell table:style-name="ce37" office:value-type="float" office:value="6.2" calcext:value-type="float">
            <text:p><text:s text:c="3"/>6.20</text:p>
          </table:table-cell>
          <table:table-cell table:style-name="ce78" office:value-type="float" office:value="127" calcext:value-type="float">
            <text:p><text:s text:c="3"/>127</text:p>
          </table:table-cell>
          <table:table-cell table:style-name="ce80" office:value-type="float" office:value="1.75" calcext:value-type="float">
            <text:p><text:s text:c="3"/>1.75</text:p>
          </table:table-cell>
          <table:table-cell table:style-name="ce83" office:value-type="float" office:value="56019" calcext:value-type="float">
            <text:p><text:s text:c="3"/>56,019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78781" calcext:value-type="float">
            <text:p><text:s text:c="3"/>78,781</text:p>
          </table:table-cell>
          <table:table-cell table:style-name="ce20" office:value-type="float" office:value="232055" calcext:value-type="float">
            <text:p><text:s text:c="3"/>232,055</text:p>
          </table:table-cell>
          <table:table-cell table:style-name="ce20" office:value-type="float" office:value="122156" calcext:value-type="float">
            <text:p><text:s text:c="3"/>122,156</text:p>
          </table:table-cell>
          <table:table-cell table:style-name="ce20" office:value-type="float" office:value="109899" calcext:value-type="float">
            <text:p><text:s text:c="3"/>109,899</text:p>
          </table:table-cell>
          <table:table-cell table:style-name="ce20" office:value-type="float" office:value="199" calcext:value-type="float">
            <text:p><text:s text:c="3"/>199</text:p>
          </table:table-cell>
          <table:table-cell table:style-name="ce37" office:value-type="float" office:value="10.46" calcext:value-type="float">
            <text:p><text:s text:c="3"/>10.46</text:p>
          </table:table-cell>
          <table:table-cell table:style-name="ce20" office:value-type="float" office:value="143" calcext:value-type="float">
            <text:p><text:s text:c="3"/>143</text:p>
          </table:table-cell>
          <table:table-cell table:style-name="ce37" office:value-type="float" office:value="7.52" calcext:value-type="float">
            <text:p><text:s text:c="3"/>7.52</text:p>
          </table:table-cell>
          <table:table-cell table:style-name="ce20" office:value-type="float" office:value="56" calcext:value-type="float">
            <text:p><text:s text:c="3"/>56</text:p>
          </table:table-cell>
          <table:table-cell table:style-name="ce37" office:value-type="float" office:value="2.94" calcext:value-type="float">
            <text:p><text:s text:c="3"/>2.94</text:p>
          </table:table-cell>
          <table:table-cell table:style-name="ce20" office:value-type="float" office:value="121" calcext:value-type="float">
            <text:p><text:s text:c="3"/>121</text:p>
          </table:table-cell>
          <table:table-cell table:style-name="ce37" office:value-type="float" office:value="6.36" calcext:value-type="float">
            <text:p><text:s text:c="3"/>6.36</text:p>
          </table:table-cell>
          <table:table-cell table:style-name="ce78" office:value-type="float" office:value="40" calcext:value-type="float">
            <text:p><text:s text:c="3"/>40</text:p>
          </table:table-cell>
          <table:table-cell table:style-name="ce80" office:value-type="float" office:value="2.1" calcext:value-type="float">
            <text:p><text:s text:c="3"/>2.10</text:p>
          </table:table-cell>
          <table:table-cell table:style-name="ce83" office:value-type="float" office:value="78853" calcext:value-type="float">
            <text:p><text:s text:c="3"/>78,853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花<text:span text:style-name="T12"> </text:span><text:span text:style-name="T13">蓮</text:span><text:span text:style-name="T14"> </text:span><text:span text:style-name="T13">縣</text:span></text:p>
          </table:table-cell>
          <table:table-cell table:style-name="ce20" office:value-type="float" office:value="118532" calcext:value-type="float">
            <text:p><text:s text:c="3"/>118,532</text:p>
          </table:table-cell>
          <table:table-cell table:style-name="ce20" office:value-type="float" office:value="341709" calcext:value-type="float">
            <text:p><text:s text:c="3"/>341,709</text:p>
          </table:table-cell>
          <table:table-cell table:style-name="ce20" office:value-type="float" office:value="177236" calcext:value-type="float">
            <text:p><text:s text:c="3"/>177,236</text:p>
          </table:table-cell>
          <table:table-cell table:style-name="ce20" office:value-type="float" office:value="164473" calcext:value-type="float">
            <text:p><text:s text:c="3"/>164,473</text:p>
          </table:table-cell>
          <table:table-cell table:style-name="ce20" office:value-type="float" office:value="290" calcext:value-type="float">
            <text:p><text:s text:c="3"/>290</text:p>
          </table:table-cell>
          <table:table-cell table:style-name="ce37" office:value-type="float" office:value="10.35" calcext:value-type="float">
            <text:p><text:s text:c="3"/>10.35</text:p>
          </table:table-cell>
          <table:table-cell table:style-name="ce20" office:value-type="float" office:value="247" calcext:value-type="float">
            <text:p><text:s text:c="3"/>247</text:p>
          </table:table-cell>
          <table:table-cell table:style-name="ce37" office:value-type="float" office:value="8.82" calcext:value-type="float">
            <text:p><text:s text:c="3"/>8.82</text:p>
          </table:table-cell>
          <table:table-cell table:style-name="ce20" office:value-type="float" office:value="43" calcext:value-type="float">
            <text:p><text:s text:c="3"/>43</text:p>
          </table:table-cell>
          <table:table-cell table:style-name="ce37" office:value-type="float" office:value="1.54" calcext:value-type="float">
            <text:p><text:s text:c="3"/>1.54</text:p>
          </table:table-cell>
          <table:table-cell table:style-name="ce20" office:value-type="float" office:value="178" calcext:value-type="float">
            <text:p><text:s text:c="3"/>178</text:p>
          </table:table-cell>
          <table:table-cell table:style-name="ce37" office:value-type="float" office:value="6.35" calcext:value-type="float">
            <text:p><text:s text:c="3"/>6.35</text:p>
          </table:table-cell>
          <table:table-cell table:style-name="ce78" office:value-type="float" office:value="69" calcext:value-type="float">
            <text:p><text:s text:c="3"/>69</text:p>
          </table:table-cell>
          <table:table-cell table:style-name="ce80" office:value-type="float" office:value="2.46" calcext:value-type="float">
            <text:p><text:s text:c="3"/>2.46</text:p>
          </table:table-cell>
          <table:table-cell table:style-name="ce83" office:value-type="float" office:value="89814" calcext:value-type="float">
            <text:p><text:s text:c="3"/>89,814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澎<text:span text:style-name="T12"> </text:span><text:span text:style-name="T13">湖</text:span><text:span text:style-name="T14"> </text:span><text:span text:style-name="T13">縣</text:span></text:p>
          </table:table-cell>
          <table:table-cell table:style-name="ce20" office:value-type="float" office:value="31291" calcext:value-type="float">
            <text:p><text:s text:c="3"/>31,291</text:p>
          </table:table-cell>
          <table:table-cell table:style-name="ce20" office:value-type="float" office:value="93181" calcext:value-type="float">
            <text:p><text:s text:c="3"/>93,181</text:p>
          </table:table-cell>
          <table:table-cell table:style-name="ce20" office:value-type="float" office:value="48063" calcext:value-type="float">
            <text:p><text:s text:c="3"/>48,063</text:p>
          </table:table-cell>
          <table:table-cell table:style-name="ce20" office:value-type="float" office:value="45118" calcext:value-type="float">
            <text:p><text:s text:c="3"/>45,118</text:p>
          </table:table-cell>
          <table:table-cell table:style-name="ce20" office:value-type="float" office:value="73" calcext:value-type="float">
            <text:p><text:s text:c="3"/>73</text:p>
          </table:table-cell>
          <table:table-cell table:style-name="ce37" office:value-type="float" office:value="9.56" calcext:value-type="float">
            <text:p><text:s text:c="3"/>9.56</text:p>
          </table:table-cell>
          <table:table-cell table:style-name="ce20" office:value-type="float" office:value="55" calcext:value-type="float">
            <text:p><text:s text:c="3"/>55</text:p>
          </table:table-cell>
          <table:table-cell table:style-name="ce37" office:value-type="float" office:value="7.2" calcext:value-type="float">
            <text:p><text:s text:c="3"/>7.20</text:p>
          </table:table-cell>
          <table:table-cell table:style-name="ce20" office:value-type="float" office:value="18" calcext:value-type="float">
            <text:p><text:s text:c="3"/>18</text:p>
          </table:table-cell>
          <table:table-cell table:style-name="ce37" office:value-type="float" office:value="2.36" calcext:value-type="float">
            <text:p><text:s text:c="3"/>2.36</text:p>
          </table:table-cell>
          <table:table-cell table:style-name="ce20" office:value-type="float" office:value="70" calcext:value-type="float">
            <text:p><text:s text:c="3"/>70</text:p>
          </table:table-cell>
          <table:table-cell table:style-name="ce37" office:value-type="float" office:value="9.17" calcext:value-type="float">
            <text:p><text:s text:c="3"/>9.17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80" office:value-type="float" office:value="1.18" calcext:value-type="float">
            <text:p><text:s text:c="3"/>1.18</text:p>
          </table:table-cell>
          <table:table-cell table:style-name="ce83" office:value-type="float" office:value="227" calcext:value-type="float">
            <text:p><text:s text:c="3"/>227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基<text:span text:style-name="T12"> </text:span><text:span text:style-name="T13">隆</text:span><text:span text:style-name="T14"> </text:span><text:span text:style-name="T13">市</text:span></text:p>
          </table:table-cell>
          <table:table-cell table:style-name="ce20" office:value-type="float" office:value="144285" calcext:value-type="float">
            <text:p><text:s text:c="3"/>144,285</text:p>
          </table:table-cell>
          <table:table-cell table:style-name="ce20" office:value-type="float" office:value="389035" calcext:value-type="float">
            <text:p><text:s text:c="3"/>389,035</text:p>
          </table:table-cell>
          <table:table-cell table:style-name="ce20" office:value-type="float" office:value="196917" calcext:value-type="float">
            <text:p><text:s text:c="3"/>196,917</text:p>
          </table:table-cell>
          <table:table-cell table:style-name="ce20" office:value-type="float" office:value="192118" calcext:value-type="float">
            <text:p><text:s text:c="3"/>192,118</text:p>
          </table:table-cell>
          <table:table-cell table:style-name="ce20" office:value-type="float" office:value="288" calcext:value-type="float">
            <text:p><text:s text:c="3"/>288</text:p>
          </table:table-cell>
          <table:table-cell table:style-name="ce37" office:value-type="float" office:value="9.03" calcext:value-type="float">
            <text:p><text:s text:c="3"/>9.03</text:p>
          </table:table-cell>
          <table:table-cell table:style-name="ce20" office:value-type="float" office:value="176" calcext:value-type="float">
            <text:p><text:s text:c="3"/>176</text:p>
          </table:table-cell>
          <table:table-cell table:style-name="ce37" office:value-type="float" office:value="5.52" calcext:value-type="float">
            <text:p><text:s text:c="3"/>5.52</text:p>
          </table:table-cell>
          <table:table-cell table:style-name="ce20" office:value-type="float" office:value="112" calcext:value-type="float">
            <text:p><text:s text:c="3"/>112</text:p>
          </table:table-cell>
          <table:table-cell table:style-name="ce37" office:value-type="float" office:value="3.51" calcext:value-type="float">
            <text:p><text:s text:c="3"/>3.51</text:p>
          </table:table-cell>
          <table:table-cell table:style-name="ce20" office:value-type="float" office:value="262" calcext:value-type="float">
            <text:p><text:s text:c="3"/>262</text:p>
          </table:table-cell>
          <table:table-cell table:style-name="ce37" office:value-type="float" office:value="8.22" calcext:value-type="float">
            <text:p><text:s text:c="3"/>8.22</text:p>
          </table:table-cell>
          <table:table-cell table:style-name="ce78" office:value-type="float" office:value="86" calcext:value-type="float">
            <text:p><text:s text:c="3"/>86</text:p>
          </table:table-cell>
          <table:table-cell table:style-name="ce80" office:value-type="float" office:value="2.7" calcext:value-type="float">
            <text:p><text:s text:c="3"/>2.70</text:p>
          </table:table-cell>
          <table:table-cell table:style-name="ce83" office:value-type="float" office:value="8484" calcext:value-type="float">
            <text:p><text:s text:c="3"/>8,484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新<text:span text:style-name="T12"> </text:span><text:span text:style-name="T13">竹</text:span><text:span text:style-name="T14"> </text:span><text:span text:style-name="T13">市</text:span></text:p>
          </table:table-cell>
          <table:table-cell table:style-name="ce20" office:value-type="float" office:value="133752" calcext:value-type="float">
            <text:p><text:s text:c="3"/>133,752</text:p>
          </table:table-cell>
          <table:table-cell table:style-name="ce20" office:value-type="float" office:value="404723" calcext:value-type="float">
            <text:p><text:s text:c="3"/>404,723</text:p>
          </table:table-cell>
          <table:table-cell table:style-name="ce20" office:value-type="float" office:value="202114" calcext:value-type="float">
            <text:p><text:s text:c="3"/>202,114</text:p>
          </table:table-cell>
          <table:table-cell table:style-name="ce20" office:value-type="float" office:value="202609" calcext:value-type="float">
            <text:p><text:s text:c="3"/>202,609</text:p>
          </table:table-cell>
          <table:table-cell table:style-name="ce20" office:value-type="float" office:value="490" calcext:value-type="float">
            <text:p><text:s text:c="3"/>490</text:p>
          </table:table-cell>
          <table:table-cell table:style-name="ce37" office:value-type="float" office:value="14.78" calcext:value-type="float">
            <text:p><text:s text:c="3"/>14.78</text:p>
          </table:table-cell>
          <table:table-cell table:style-name="ce20" office:value-type="float" office:value="168" calcext:value-type="float">
            <text:p><text:s text:c="3"/>168</text:p>
          </table:table-cell>
          <table:table-cell table:style-name="ce37" office:value-type="float" office:value="5.07" calcext:value-type="float">
            <text:p><text:s text:c="3"/>5.07</text:p>
          </table:table-cell>
          <table:table-cell table:style-name="ce20" office:value-type="float" office:value="322" calcext:value-type="float">
            <text:p><text:s text:c="3"/>322</text:p>
          </table:table-cell>
          <table:table-cell table:style-name="ce37" office:value-type="float" office:value="9.71" calcext:value-type="float">
            <text:p><text:s text:c="3"/>9.71</text:p>
          </table:table-cell>
          <table:table-cell table:style-name="ce20" office:value-type="float" office:value="301" calcext:value-type="float">
            <text:p><text:s text:c="3"/>301</text:p>
          </table:table-cell>
          <table:table-cell table:style-name="ce37" office:value-type="float" office:value="9.08" calcext:value-type="float">
            <text:p><text:s text:c="3"/>9.08</text:p>
          </table:table-cell>
          <table:table-cell table:style-name="ce78" office:value-type="float" office:value="74" calcext:value-type="float">
            <text:p><text:s text:c="3"/>74</text:p>
          </table:table-cell>
          <table:table-cell table:style-name="ce80" office:value-type="float" office:value="2.23" calcext:value-type="float">
            <text:p><text:s text:c="3"/>2.23</text:p>
          </table:table-cell>
          <table:table-cell table:style-name="ce83" office:value-type="float" office:value="2577" calcext:value-type="float">
            <text:p><text:s text:c="3"/>2,577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中</text:span><text:span text:style-name="T14"> </text:span><text:span text:style-name="T13">市</text:span></text:p>
          </table:table-cell>
          <table:table-cell table:style-name="ce20" office:value-type="float" office:value="369236" calcext:value-type="float">
            <text:p><text:s text:c="3"/>369,236</text:p>
          </table:table-cell>
          <table:table-cell table:style-name="ce20" office:value-type="float" office:value="1065093" calcext:value-type="float">
            <text:p><text:s text:c="3"/>1,065,093</text:p>
          </table:table-cell>
          <table:table-cell table:style-name="ce20" office:value-type="float" office:value="519820" calcext:value-type="float">
            <text:p><text:s text:c="3"/>519,820</text:p>
          </table:table-cell>
          <table:table-cell table:style-name="ce20" office:value-type="float" office:value="545273" calcext:value-type="float">
            <text:p><text:s text:c="3"/>545,273</text:p>
          </table:table-cell>
          <table:table-cell table:style-name="ce20" office:value-type="float" office:value="897" calcext:value-type="float">
            <text:p><text:s text:c="3"/>897</text:p>
          </table:table-cell>
          <table:table-cell table:style-name="ce37" office:value-type="float" office:value="10.28" calcext:value-type="float">
            <text:p><text:s text:c="3"/>10.28</text:p>
          </table:table-cell>
          <table:table-cell table:style-name="ce20" office:value-type="float" office:value="387" calcext:value-type="float">
            <text:p><text:s text:c="3"/>387</text:p>
          </table:table-cell>
          <table:table-cell table:style-name="ce37" office:value-type="float" office:value="4.43" calcext:value-type="float">
            <text:p><text:s text:c="3"/>4.43</text:p>
          </table:table-cell>
          <table:table-cell table:style-name="ce20" office:value-type="float" office:value="510" calcext:value-type="float">
            <text:p><text:s text:c="3"/>510</text:p>
          </table:table-cell>
          <table:table-cell table:style-name="ce37" office:value-type="float" office:value="5.84" calcext:value-type="float">
            <text:p><text:s text:c="3"/>5.84</text:p>
          </table:table-cell>
          <table:table-cell table:style-name="ce20" office:value-type="float" office:value="751" calcext:value-type="float">
            <text:p><text:s text:c="3"/>751</text:p>
          </table:table-cell>
          <table:table-cell table:style-name="ce37" office:value-type="float" office:value="8.6" calcext:value-type="float">
            <text:p><text:s text:c="3"/>8.60</text:p>
          </table:table-cell>
          <table:table-cell table:style-name="ce78" office:value-type="float" office:value="231" calcext:value-type="float">
            <text:p><text:s text:c="3"/>231</text:p>
          </table:table-cell>
          <table:table-cell table:style-name="ce80" office:value-type="float" office:value="2.65" calcext:value-type="float">
            <text:p><text:s text:c="3"/>2.65</text:p>
          </table:table-cell>
          <table:table-cell table:style-name="ce83" office:value-type="float" office:value="7001" calcext:value-type="float">
            <text:p><text:s text:c="3"/>7,001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嘉<text:span text:style-name="T12"> </text:span><text:span text:style-name="T13">義</text:span><text:span text:style-name="T14"> </text:span><text:span text:style-name="T13">市</text:span></text:p>
          </table:table-cell>
          <table:table-cell table:style-name="ce20" office:value-type="float" office:value="93178" calcext:value-type="float">
            <text:p><text:s text:c="3"/>93,178</text:p>
          </table:table-cell>
          <table:table-cell table:style-name="ce20" office:value-type="float" office:value="274064" calcext:value-type="float">
            <text:p><text:s text:c="3"/>274,064</text:p>
          </table:table-cell>
          <table:table-cell table:style-name="ce20" office:value-type="float" office:value="135418" calcext:value-type="float">
            <text:p><text:s text:c="3"/>135,418</text:p>
          </table:table-cell>
          <table:table-cell table:style-name="ce20" office:value-type="float" office:value="138646" calcext:value-type="float">
            <text:p><text:s text:c="3"/>138,646</text:p>
          </table:table-cell>
          <table:table-cell table:style-name="ce20" office:value-type="float" office:value="215" calcext:value-type="float">
            <text:p><text:s text:c="3"/>215</text:p>
          </table:table-cell>
          <table:table-cell table:style-name="ce37" office:value-type="float" office:value="9.57" calcext:value-type="float">
            <text:p><text:s text:c="3"/>9.57</text:p>
          </table:table-cell>
          <table:table-cell table:style-name="ce20" office:value-type="float" office:value="136" calcext:value-type="float">
            <text:p><text:s text:c="3"/>136</text:p>
          </table:table-cell>
          <table:table-cell table:style-name="ce37" office:value-type="float" office:value="6.05" calcext:value-type="float">
            <text:p><text:s text:c="3"/>6.05</text:p>
          </table:table-cell>
          <table:table-cell table:style-name="ce20" office:value-type="float" office:value="79" calcext:value-type="float">
            <text:p><text:s text:c="3"/>79</text:p>
          </table:table-cell>
          <table:table-cell table:style-name="ce37" office:value-type="float" office:value="3.52" calcext:value-type="float">
            <text:p><text:s text:c="3"/>3.52</text:p>
          </table:table-cell>
          <table:table-cell table:style-name="ce20" office:value-type="float" office:value="186" calcext:value-type="float">
            <text:p><text:s text:c="3"/>186</text:p>
          </table:table-cell>
          <table:table-cell table:style-name="ce37" office:value-type="float" office:value="8.28" calcext:value-type="float">
            <text:p><text:s text:c="3"/>8.28</text:p>
          </table:table-cell>
          <table:table-cell table:style-name="ce78" office:value-type="float" office:value="50" calcext:value-type="float">
            <text:p><text:s text:c="3"/>50</text:p>
          </table:table-cell>
          <table:table-cell table:style-name="ce80" office:value-type="float" office:value="2.23" calcext:value-type="float">
            <text:p><text:s text:c="3"/>2.23</text:p>
          </table:table-cell>
          <table:table-cell table:style-name="ce83" office:value-type="float" office:value="782" calcext:value-type="float">
            <text:p><text:s text:c="3"/>782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南</text:span><text:span text:style-name="T14"> </text:span><text:span text:style-name="T13">市</text:span></text:p>
          </table:table-cell>
          <table:table-cell table:style-name="ce20" office:value-type="float" office:value="261735" calcext:value-type="float">
            <text:p><text:s text:c="3"/>261,735</text:p>
          </table:table-cell>
          <table:table-cell table:style-name="ce20" office:value-type="float" office:value="768352" calcext:value-type="float">
            <text:p><text:s text:c="3"/>768,352</text:p>
          </table:table-cell>
          <table:table-cell table:style-name="ce20" office:value-type="float" office:value="381519" calcext:value-type="float">
            <text:p><text:s text:c="3"/>381,519</text:p>
          </table:table-cell>
          <table:table-cell table:style-name="ce20" office:value-type="float" office:value="386833" calcext:value-type="float">
            <text:p><text:s text:c="3"/>386,833</text:p>
          </table:table-cell>
          <table:table-cell table:style-name="ce20" office:value-type="float" office:value="650" calcext:value-type="float">
            <text:p><text:s text:c="3"/>650</text:p>
          </table:table-cell>
          <table:table-cell table:style-name="ce37" office:value-type="float" office:value="10.32" calcext:value-type="float">
            <text:p><text:s text:c="3"/>10.32</text:p>
          </table:table-cell>
          <table:table-cell table:style-name="ce20" office:value-type="float" office:value="321" calcext:value-type="float">
            <text:p><text:s text:c="3"/>321</text:p>
          </table:table-cell>
          <table:table-cell table:style-name="ce37" office:value-type="float" office:value="5.1" calcext:value-type="float">
            <text:p><text:s text:c="3"/>5.10</text:p>
          </table:table-cell>
          <table:table-cell table:style-name="ce20" office:value-type="float" office:value="329" calcext:value-type="float">
            <text:p><text:s text:c="3"/>329</text:p>
          </table:table-cell>
          <table:table-cell table:style-name="ce37" office:value-type="float" office:value="5.23" calcext:value-type="float">
            <text:p><text:s text:c="3"/>5.23</text:p>
          </table:table-cell>
          <table:table-cell table:style-name="ce20" office:value-type="float" office:value="599" calcext:value-type="float">
            <text:p><text:s text:c="3"/>599</text:p>
          </table:table-cell>
          <table:table-cell table:style-name="ce37" office:value-type="float" office:value="9.51" calcext:value-type="float">
            <text:p><text:s text:c="3"/>9.51</text:p>
          </table:table-cell>
          <table:table-cell table:style-name="ce78" office:value-type="float" office:value="113" calcext:value-type="float">
            <text:p><text:s text:c="3"/>113</text:p>
          </table:table-cell>
          <table:table-cell table:style-name="ce80" office:value-type="float" office:value="1.79" calcext:value-type="float">
            <text:p><text:s text:c="3"/>1.79</text:p>
          </table:table-cell>
          <table:table-cell table:style-name="ce83" office:value-type="float" office:value="1865" calcext:value-type="float">
            <text:p><text:s text:c="3"/>1,865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臺<text:span text:style-name="T6">    </text:span><text:span text:style-name="T7">北</text:span><text:span text:style-name="T8">    </text:span><text:span text:style-name="T7">市</text:span></text:p>
          </table:table-cell>
          <table:table-cell table:style-name="ce20" office:value-type="float" office:value="958604" calcext:value-type="float">
            <text:p><text:s text:c="3"/>958,604</text:p>
          </table:table-cell>
          <table:table-cell table:style-name="ce20" office:value-type="float" office:value="2622125" calcext:value-type="float">
            <text:p><text:s text:c="3"/>2,622,125</text:p>
          </table:table-cell>
          <table:table-cell table:style-name="ce20" office:value-type="float" office:value="1270978" calcext:value-type="float">
            <text:p><text:s text:c="3"/>1,270,978</text:p>
          </table:table-cell>
          <table:table-cell table:style-name="ce20" office:value-type="float" office:value="1351147" calcext:value-type="float">
            <text:p><text:s text:c="3"/>1,351,147</text:p>
          </table:table-cell>
          <table:table-cell table:style-name="ce20" office:value-type="float" office:value="2038" calcext:value-type="float">
            <text:p><text:s text:c="3"/>2,038</text:p>
          </table:table-cell>
          <table:table-cell table:style-name="ce37" office:value-type="float" office:value="9.48" calcext:value-type="float">
            <text:p><text:s text:c="3"/>9.48</text:p>
          </table:table-cell>
          <table:table-cell table:style-name="ce20" office:value-type="float" office:value="1165" calcext:value-type="float">
            <text:p><text:s text:c="3"/>1,165</text:p>
          </table:table-cell>
          <table:table-cell table:style-name="ce37" office:value-type="float" office:value="5.42" calcext:value-type="float">
            <text:p><text:s text:c="3"/>5.42</text:p>
          </table:table-cell>
          <table:table-cell table:style-name="ce20" office:value-type="float" office:value="873" calcext:value-type="float">
            <text:p><text:s text:c="3"/>873</text:p>
          </table:table-cell>
          <table:table-cell table:style-name="ce37" office:value-type="float" office:value="4.06" calcext:value-type="float">
            <text:p><text:s text:c="3"/>4.06</text:p>
          </table:table-cell>
          <table:table-cell table:style-name="ce20" office:value-type="float" office:value="1891" calcext:value-type="float">
            <text:p><text:s text:c="3"/>1,891</text:p>
          </table:table-cell>
          <table:table-cell table:style-name="ce37" office:value-type="float" office:value="8.8" calcext:value-type="float">
            <text:p><text:s text:c="3"/>8.80</text:p>
          </table:table-cell>
          <table:table-cell table:style-name="ce78" office:value-type="float" office:value="408" calcext:value-type="float">
            <text:p><text:s text:c="3"/>408</text:p>
          </table:table-cell>
          <table:table-cell table:style-name="ce80" office:value-type="float" office:value="1.9" calcext:value-type="float">
            <text:p><text:s text:c="3"/>1.90</text:p>
          </table:table-cell>
          <table:table-cell table:style-name="ce83" office:value-type="float" office:value="12817" calcext:value-type="float">
            <text:p><text:s text:c="3"/>12,817</text:p>
          </table:table-cell>
          <table:table-cell table:number-columns-repeated="1008"/>
        </table:table-row>
        <table:table-row table:style-name="ro15">
          <table:table-cell table:style-name="ce64" office:value-type="string" calcext:value-type="string">
            <text:p>高<text:span text:style-name="T6">    </text:span><text:span text:style-name="T7">雄</text:span><text:span text:style-name="T8">    </text:span><text:span text:style-name="T7">市</text:span></text:p>
          </table:table-cell>
          <table:table-cell table:style-name="ce20" office:value-type="float" office:value="571108" calcext:value-type="float">
            <text:p><text:s text:c="3"/>571,108</text:p>
          </table:table-cell>
          <table:table-cell table:style-name="ce20" office:value-type="float" office:value="1524996" calcext:value-type="float">
            <text:p><text:s text:c="3"/>1,524,996</text:p>
          </table:table-cell>
          <table:table-cell table:style-name="ce20" office:value-type="float" office:value="757086" calcext:value-type="float">
            <text:p><text:s text:c="3"/>757,086</text:p>
          </table:table-cell>
          <table:table-cell table:style-name="ce20" office:value-type="float" office:value="767910" calcext:value-type="float">
            <text:p><text:s text:c="3"/>767,910</text:p>
          </table:table-cell>
          <table:table-cell table:style-name="ce20" office:value-type="float" office:value="1219" calcext:value-type="float">
            <text:p><text:s text:c="3"/>1,219</text:p>
          </table:table-cell>
          <table:table-cell table:style-name="ce37" office:value-type="float" office:value="9.75" calcext:value-type="float">
            <text:p><text:s text:c="3"/>9.75</text:p>
          </table:table-cell>
          <table:table-cell table:style-name="ce20" office:value-type="float" office:value="636" calcext:value-type="float">
            <text:p><text:s text:c="3"/>636</text:p>
          </table:table-cell>
          <table:table-cell table:style-name="ce37" office:value-type="float" office:value="5.09" calcext:value-type="float">
            <text:p><text:s text:c="3"/>5.09</text:p>
          </table:table-cell>
          <table:table-cell table:style-name="ce20" office:value-type="float" office:value="583" calcext:value-type="float">
            <text:p><text:s text:c="3"/>583</text:p>
          </table:table-cell>
          <table:table-cell table:style-name="ce37" office:value-type="float" office:value="4.67" calcext:value-type="float">
            <text:p><text:s text:c="3"/>4.67</text:p>
          </table:table-cell>
          <table:table-cell table:style-name="ce20" office:value-type="float" office:value="1052" calcext:value-type="float">
            <text:p><text:s text:c="3"/>1,052</text:p>
          </table:table-cell>
          <table:table-cell table:style-name="ce37" office:value-type="float" office:value="8.42" calcext:value-type="float">
            <text:p><text:s text:c="3"/>8.42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style-name="ce80" office:value-type="float" office:value="2.26" calcext:value-type="float">
            <text:p><text:s text:c="3"/>2.26</text:p>
          </table:table-cell>
          <table:table-cell table:style-name="ce83" office:value-type="float" office:value="11021" calcext:value-type="float">
            <text:p><text:s text:c="3"/>11,021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福<text:span text:style-name="T6">    </text:span><text:span text:style-name="T7">建</text:span><text:span text:style-name="T8">    </text:span><text:span text:style-name="T7">省</text:span></text:p>
          </table:table-cell>
          <table:table-cell table:style-name="ce20" office:value-type="float" office:value="31859" calcext:value-type="float">
            <text:p><text:s text:c="3"/>31,859</text:p>
          </table:table-cell>
          <table:table-cell table:style-name="ce20" office:value-type="float" office:value="93915" calcext:value-type="float">
            <text:p><text:s text:c="3"/>93,915</text:p>
          </table:table-cell>
          <table:table-cell table:style-name="ce20" office:value-type="float" office:value="50143" calcext:value-type="float">
            <text:p><text:s text:c="3"/>50,143</text:p>
          </table:table-cell>
          <table:table-cell table:style-name="ce20" office:value-type="float" office:value="43772" calcext:value-type="float">
            <text:p><text:s text:c="3"/>43,772</text:p>
          </table:table-cell>
          <table:table-cell table:style-name="ce20" office:value-type="float" office:value="143" calcext:value-type="float">
            <text:p><text:s text:c="3"/>143</text:p>
          </table:table-cell>
          <table:table-cell table:style-name="ce37" office:value-type="float" office:value="18.61" calcext:value-type="float">
            <text:p><text:s text:c="3"/>18.61</text:p>
          </table:table-cell>
          <table:table-cell table:style-name="ce20" office:value-type="float" office:value="25" calcext:value-type="float">
            <text:p><text:s text:c="3"/>25</text:p>
          </table:table-cell>
          <table:table-cell table:style-name="ce37" office:value-type="float" office:value="3.25" calcext:value-type="float">
            <text:p><text:s text:c="3"/>3.25</text:p>
          </table:table-cell>
          <table:table-cell table:style-name="ce20" office:value-type="float" office:value="118" calcext:value-type="float">
            <text:p><text:s text:c="3"/>118</text:p>
          </table:table-cell>
          <table:table-cell table:style-name="ce37" office:value-type="float" office:value="15.36" calcext:value-type="float">
            <text:p><text:s text:c="3"/>15.36</text:p>
          </table:table-cell>
          <table:table-cell table:style-name="ce20" office:value-type="float" office:value="61" calcext:value-type="float">
            <text:p><text:s text:c="3"/>61</text:p>
          </table:table-cell>
          <table:table-cell table:style-name="ce37" office:value-type="float" office:value="7.94" calcext:value-type="float">
            <text:p><text:s text:c="3"/>7.94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80" office:value-type="float" office:value="1.04" calcext:value-type="float">
            <text:p><text:s text:c="3"/>1.04</text:p>
          </table:table-cell>
          <table:table-cell table:style-name="ce83" office:value-type="float" office:value="458" calcext:value-type="float">
            <text:p><text:s text:c="3"/>458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金<text:span text:style-name="T12"> </text:span><text:span text:style-name="T13">門</text:span><text:span text:style-name="T14"> </text:span><text:span text:style-name="T13">縣</text:span></text:p>
          </table:table-cell>
          <table:table-cell table:style-name="ce20" office:value-type="float" office:value="29902" calcext:value-type="float">
            <text:p><text:s text:c="3"/>29,902</text:p>
          </table:table-cell>
          <table:table-cell table:style-name="ce20" office:value-type="float" office:value="84108" calcext:value-type="float">
            <text:p><text:s text:c="3"/>84,108</text:p>
          </table:table-cell>
          <table:table-cell table:style-name="ce20" office:value-type="float" office:value="44456" calcext:value-type="float">
            <text:p><text:s text:c="3"/>44,456</text:p>
          </table:table-cell>
          <table:table-cell table:style-name="ce20" office:value-type="float" office:value="39652" calcext:value-type="float">
            <text:p><text:s text:c="3"/>39,652</text:p>
          </table:table-cell>
          <table:table-cell table:style-name="ce20" office:value-type="float" office:value="132" calcext:value-type="float">
            <text:p><text:s text:c="3"/>132</text:p>
          </table:table-cell>
          <table:table-cell table:style-name="ce37" office:value-type="float" office:value="19.19" calcext:value-type="float">
            <text:p><text:s text:c="3"/>19.19</text:p>
          </table:table-cell>
          <table:table-cell table:style-name="ce20" office:value-type="float" office:value="23" calcext:value-type="float">
            <text:p><text:s text:c="3"/>23</text:p>
          </table:table-cell>
          <table:table-cell table:style-name="ce37" office:value-type="float" office:value="3.34" calcext:value-type="float">
            <text:p><text:s text:c="3"/>3.34</text:p>
          </table:table-cell>
          <table:table-cell table:style-name="ce20" office:value-type="float" office:value="109" calcext:value-type="float">
            <text:p><text:s text:c="3"/>109</text:p>
          </table:table-cell>
          <table:table-cell table:style-name="ce37" office:value-type="float" office:value="15.85" calcext:value-type="float">
            <text:p><text:s text:c="3"/>15.85</text:p>
          </table:table-cell>
          <table:table-cell table:style-name="ce20" office:value-type="float" office:value="55" calcext:value-type="float">
            <text:p><text:s text:c="3"/>55</text:p>
          </table:table-cell>
          <table:table-cell table:style-name="ce37" office:value-type="float" office:value="8" calcext:value-type="float">
            <text:p><text:s text:c="3"/>8.00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80" office:value-type="float" office:value="1.16" calcext:value-type="float">
            <text:p><text:s text:c="3"/>1.16</text:p>
          </table:table-cell>
          <table:table-cell table:style-name="ce83" office:value-type="float" office:value="347" calcext:value-type="float">
            <text:p><text:s text:c="3"/>347</text:p>
          </table:table-cell>
          <table:table-cell table:number-columns-repeated="1008"/>
        </table:table-row>
        <table:table-row table:style-name="ro4">
          <table:table-cell table:style-name="ce66" office:value-type="string" calcext:value-type="string">
            <text:p>連<text:span text:style-name="T12"> </text:span><text:span text:style-name="T13">江</text:span><text:span text:style-name="T14"> </text:span><text:span text:style-name="T13">縣</text:span></text:p>
          </table:table-cell>
          <table:table-cell table:style-name="ce67" office:value-type="float" office:value="1957" calcext:value-type="float">
            <text:p><text:s text:c="3"/>1,957</text:p>
          </table:table-cell>
          <table:table-cell table:style-name="ce67" office:value-type="float" office:value="9807" calcext:value-type="float">
            <text:p><text:s text:c="3"/>9,807</text:p>
          </table:table-cell>
          <table:table-cell table:style-name="ce67" office:value-type="float" office:value="5687" calcext:value-type="float">
            <text:p><text:s text:c="3"/>5,687</text:p>
          </table:table-cell>
          <table:table-cell table:style-name="ce67" office:value-type="float" office:value="4120" calcext:value-type="float">
            <text:p><text:s text:c="3"/>4,120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72" office:value-type="float" office:value="13.67" calcext:value-type="float">
            <text:p><text:s text:c="3"/>13.67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72" office:value-type="float" office:value="2.48" calcext:value-type="float">
            <text:p><text:s text:c="3"/>2.48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72" office:value-type="float" office:value="11.18" calcext:value-type="float">
            <text:p><text:s text:c="3"/>11.18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72" office:value-type="float" office:value="7.45" calcext:value-type="float">
            <text:p><text:s text:c="3"/>7.45</text:p>
          </table:table-cell>
          <table:table-cell table:style-name="ce79" office:value-type="float" office:value="0" calcext:value-type="float">
            <text:p>—</text:p>
          </table:table-cell>
          <table:table-cell table:style-name="ce81" office:value-type="float" office:value="0" calcext:value-type="float">
            <text:p>—</text:p>
          </table:table-cell>
          <table:table-cell table:style-name="ce84" office:value-type="float" office:value="111" calcext:value-type="float">
            <text:p><text:s text:c="3"/>111</text:p>
          </table:table-cell>
          <table:table-cell table:number-columns-repeated="1008"/>
        </table:table-row>
        <table:table-row table:style-name="ro8">
          <table:table-cell table:style-name="ce15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/>
          <table:table-cell table:style-name="ce43"/>
          <table:table-cell table:style-name="ce41" table:number-columns-repeated="2"/>
          <table:table-cell/>
          <table:table-cell table:style-name="ce85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7 </text:span><text:span text:style-name="T2">年</text:span><text:span text:style-name="T4"> 12 </text:span><text:span text:style-name="T2">月</text:span><text:span text:style-name="T4">12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7">
          <table:table-cell table:number-columns-repeated="14"/>
          <table:table-cell table:style-name="ce82"/>
          <table:table-cell table:number-columns-repeated="1009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8">
          <table:table-cell>
            <draw:frame table:end-cell-address="資料分析.I46" table:end-x="2.09mm" table:end-y="1.87mm" draw:z-index="0" draw:name="Picture 1" draw:style-name="gr1" draw:text-style-name="P1" svg:width="168.03mm" svg:height="239.99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45">
          <table:table-cell table:number-columns-repeated="1024"/>
        </table:table-row>
        <table:table-row table:style-name="ro18">
          <table:table-cell>
            <draw:frame table:end-cell-address="資料分析.I76" table:end-x="0.03mm" table:end-y="2.38mm" draw:z-index="1" draw:name="Picture 2" draw:style-name="gr1" draw:text-style-name="P1" svg:width="165.97mm" svg:height="155.83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1048528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2-05T22:39:15</meta:creation-date>
    <dc:creator>user</dc:creator>
    <dc:date>2008-12-15T18:01:23</dc:date>
    <meta:document-statistic meta:table-count="3" meta:cell-count="955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22" chart:data-source-has-labels="both" svg:x="0.991cm" svg:y="2.321cm" svg:width="20.942cm" svg:height="11.332cm">
          <chartooo:coordinate-region svg:x="1.496cm" svg:y="2.321cm" svg:width="20.437cm" svg:height="10.469cm"/>
          <chart:axis chart:dimension="x" chart:name="primary-x" chart:style-name="ch3" chartooo:axis-type="auto">
            <chartooo:date-scale/>
            <chart:title svg:x="9.92cm" svg:y="13.356cm" chart:style-name="ch4">
              <text:p>年 月 別</text:p>
            </chart:title>
            <chart:categories table:cell-range-address="'data-1'.B4:'data-1'.B122"/>
          </chart:axis>
          <chart:axis chart:dimension="y" chart:name="primary-y" chart:style-name="ch5">
            <chart:title svg:x="0.188cm" svg:y="8.085cm" chart:style-name="ch6">
              <text:p>   </text:p>
            </chart:title>
          </chart:axis>
          <chart:series chart:style-name="ch7" chart:values-cell-range-address="'data-1'.D4:'data-1'.D122" chart:label-cell-address="'data-1'.D3:'data-1'.D3" chart:class="chart:area">
            <chart:regression-curve chart:style-name="ch8"/>
            <chart:data-point chart:repeated="119"/>
          </chart:series>
          <chart:series chart:style-name="ch9" chart:values-cell-range-address="'data-1'.C4:'data-1'.C122" chart:label-cell-address="'data-1'.C3:'data-1'.C3" chart:class="chart:area">
            <chart:regression-curve chart:style-name="ch10"/>
            <chart:data-point chart:repeated="1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22</svg:desc>
                </draw:g>
              </table:table-cell>
              <table:table-cell office:value-type="float" office:value="5.74">
                <text:p>5.74</text:p>
                <draw:g>
                  <svg:desc>'data-1'.D4:'data-1'.D122</svg:desc>
                </draw:g>
              </table:table-cell>
              <table:table-cell office:value-type="float" office:value="11.71">
                <text:p>11.71</text:p>
                <draw:g>
                  <svg:desc>'data-1'.C4:'data-1'.C122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8mm" fo:min-width="153.8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4mm" fo:min-width="33.86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46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96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23mm" fo:min-width="9.88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8mm" fo:min-width="32.09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83mm" fo:min-width="23.73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22 'data-1'.D3:'data-1'.D3 'data-1'.D4:'data-1'.D122 'data-1'.C3:'data-1'.C3 'data-1'.C4:'data-1'.C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51mm" table:end-y="0.85mm" draw:z-index="7" draw:name="Text 13" draw:style-name="gr2" draw:text-style-name="P3" svg:width="154.94mm" svg:height="11.2mm" svg:x="14.62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5.97mm" table:end-y="2.52mm" draw:z-index="6" draw:name="Text 6" draw:style-name="gr3" draw:text-style-name="P3" svg:width="34.98mm" svg:height="9.86mm" svg:x="16.14mm" svg:y="1.69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26mm" table:end-y="1.54mm" draw:z-index="1" draw:name="Text 1" draw:style-name="gr4" draw:text-style-name="P3" svg:width="34.58mm" svg:height="7.91mm" svg:x="7.25mm" svg:y="2.6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6" table:end-x="17.75mm" table:end-y="4.05mm" draw:z-index="4" draw:name="線條 4" draw:style-name="gr5" draw:text-style-name="P4" svg:x1="-14.57mm" svg:y1="-5.31mm" svg:x2="2.72mm" svg:y2="-15.14mm">
              <text:p/>
            </draw:lin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9" table:end-x="1.95mm" table:end-y="1.85mm" draw:z-index="3" draw:name="Text 3" draw:style-name="gr6" draw:text-style-name="P5" svg:width="40.08mm" svg:height="7.51mm" svg:x="7.02mm" svg:y="3.38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48mm" table:end-y="1.45mm" draw:z-index="5" draw:name="自動形狀 5" draw:style-name="gr7" draw:text-style-name="P6" svg:width="11mm" svg:height="11.35mm" svg:x="1.48mm" svg:y="3.6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34mm" table:end-y="4.04mm" draw:z-index="2" draw:name="Text 2" draw:style-name="gr8" draw:text-style-name="P3" svg:width="33.21mm" svg:height="7.1mm" svg:x="15.28mm" svg:y="1.45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1.04mm" table:end-y="0.77mm" draw:z-index="8" draw:name="Text 15" draw:style-name="gr9" draw:text-style-name="P5" svg:width="24.85mm" svg:height="5.95mm" svg:x="8.76mm" svg:y="3.85mm">
              <text:p text:style-name="P1"><text:span text:style-name="T5">97.11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06cm" fo:margin-right="0cm" fo:margin-top="0.423cm" fo:margin-bottom="0.635cm" loext:contextual-spacing="false" style:line-height-at-least="0.776cm" fo:text-align="justify" style:justify-single-word="false" fo:text-indent="-0.706cm" style:auto-text-indent="false" style:text-autospace="none" style:vertical-align="middle"/>
    </style:style>
    <style:style style:name="P4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7年11月戶口統計資料分析</text:span></text:p>
      <text:p text:style-name="P2">內政部戶政司</text:p>
      <text:p text:style-name="P4"><text:span text:style-name="T5">97年12月12日</text:span></text:p>
      <text:p text:style-name="P5"><text:span text:style-name="T7">一、依據戶籍登記資料，截至</text:span><text:span text:style-name="T7">97年11月底</text:span><text:span text:style-name="T7">止，共有7</text:span><text:span text:style-name="T7">,</text:span><text:span text:style-name="T7">651,722戶，與上年同月比較增加</text:span><text:span text:style-name="T7">1</text:span><text:span text:style-name="T7">46,648戶</text:span><text:span text:style-name="T7">，</text:span><text:span text:style-name="T7">增加率為</text:span><text:span text:style-name="T7">1.</text:span><text:span text:style-name="T7">95%。就縣市別言，以臺北縣</text:span><text:span text:style-name="T7">1,</text:span><text:span text:style-name="T7">339,281戶最多，占總戶數</text:span><text:span text:style-name="T7">17.</text:span><text:span text:style-name="T7">50%</text:span><text:span text:style-name="T7">，</text:span><text:span text:style-name="T7">其次為臺北市958,604戶，占</text:span><text:span text:style-name="T7">1</text:span><text:span text:style-name="T7">2.53%，再其次為桃園縣636,380戶，占8.32%。</text:span></text:p>
      <text:p text:style-name="P6"><text:span text:style-name="T7">二、</text:span><text:span text:style-name="T9">97年11月底</text:span><text:span text:style-name="T9">人口數為</text:span><text:span text:style-name="T9">2</text:span><text:span text:style-name="T9">3</text:span><text:span text:style-name="T9">,</text:span><text:span text:style-name="T9">027,672人，與上年同月比較增加81,890人</text:span><text:span text:style-name="T9">，</text:span><text:span text:style-name="T9">人口增加率為3.57</text:span><text:span text:style-name="T9">‰</text:span><text:span text:style-name="T9">，平均每天增加224人</text:span><text:span text:style-name="T9">。</text:span><text:span text:style-name="T9">就縣市別言</text:span><text:span text:style-name="T9">，</text:span><text:span text:style-name="T9">與上年同月比較人口增加率最高者為金門縣37.08</text:span><text:span text:style-name="T9">‰</text:span><text:span text:style-name="T9">，其次為新竹市15.52</text:span><text:span text:style-name="T9">‰</text:span><text:span text:style-name="T9">，再其次為新竹縣14.68</text:span><text:span text:style-name="T9">‰</text:span><text:span text:style-name="T9">；至於連江縣反而減少12.98</text:span><text:span text:style-name="T9">‰</text:span><text:span text:style-name="T9">，其次為臺東縣減少7.15</text:span><text:span text:style-name="T9">‰</text:span><text:span text:style-name="T9">，再其次為花蓮縣減少5.10</text:span><text:span text:style-name="T9">‰</text:span><text:span text:style-name="T9">。</text:span></text:p>
      <text:p text:style-name="P5"><text:span text:style-name="T9">三、</text:span><text:span text:style-name="T9">97年11月底</text:span><text:span text:style-name="T9">男性人口為</text:span><text:span text:style-name="T9">11,</text:span><text:span text:style-name="T9">624,013人，女性人口為</text:span><text:span text:style-name="T9">11,</text:span><text:span text:style-name="T9">403,659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</text:span><text:span text:style-name="T9">38，其次為金門縣</text:span><text:span text:style-name="T9">11</text:span><text:span text:style-name="T9">2，再其次為臺東縣</text:span><text:span text:style-name="T9">11</text:span><text:span text:style-name="T9">1；最低為臺北市94，其次為臺中市95，再其次為嘉義市98。</text:span></text:p>
      <text:p text:style-name="P3"><draw:frame draw:style-name="fr1" draw:name="物件1" text:anchor-type="char" svg:x="5.715cm" svg:y="1.319cm" svg:width="11.465cm" svg:height="9.3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7年11月</text:span><text:span text:style-name="T9">嬰兒出生數為20,388人，平均約每2.1分鐘出生一個嬰兒；折合年粗出生率為10.80</text:span><text:span text:style-name="T9">‰</text:span><text:span text:style-name="T9">，較上年同月增加0.56個千分點。就縣市別言，</text:span><text:span text:style-name="T11">粗出生率最高為金門縣</text:span><text:span text:style-name="T9">之19.19</text:span><text:span text:style-name="T9">‰</text:span><text:span text:style-name="T9">，其次為新竹市14.78</text:span><text:span text:style-name="T9">‰</text:span><text:span text:style-name="T9">，再其</text:span><text:span text:style-name="T12">次為</text:span><text:span text:style-name="T9">新竹縣</text:span><text:span text:style-name="T12">14.23</text:span><text:span text:style-name="T12">‰</text:span><text:span text:style-name="T12">；最低為基隆市9.03</text:span><text:span text:style-name="T12">‰</text:span><text:span text:style-name="T12">，其次為臺北市9.48</text:span><text:span text:style-name="T12">‰</text:span><text:span text:style-name="T12">，再其次為臺南縣9.49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74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88cm" fo:margin-right="0cm" fo:margin-top="1.058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7年11月</text:span><text:span text:style-name="T1">人口死亡數為10,487人，平均約每4.1分鐘死亡一個人；折合年粗死亡率為5.56</text:span><text:span text:style-name="T1">‰</text:span><text:span text:style-name="T1">，較上年同月減少0.54個千分點。就縣市別言，粗死亡率最高為嘉義縣之9.12</text:span><text:span text:style-name="T1">‰</text:span><text:span text:style-name="T1">，其次為花蓮縣8.82</text:span><text:span text:style-name="T1">‰</text:span><text:span text:style-name="T1">，再其次為雲林縣8.24</text:span><text:span text:style-name="T1">‰</text:span><text:span text:style-name="T1">；最低為連江縣2.48</text:span><text:span text:style-name="T1">‰</text:span><text:span text:style-name="T1">，其次為金門縣3.34</text:span><text:span text:style-name="T1">‰</text:span><text:span text:style-name="T1">，再其次為臺北縣4.00</text:span><text:span text:style-name="T1">‰</text:span><text:span text:style-name="T1">。</text:span></text:p>
      <text:p text:style-name="P2"><text:span text:style-name="T1">六、</text:span><text:span text:style-name="T1">97年11月</text:span><text:span text:style-name="T1">結婚對數為16,330對，折合年粗結婚率為8.65</text:span><text:span text:style-name="T1">‰</text:span><text:span text:style-name="T1">，較上年同月增加2.44個千分點。就縣市別言，粗結婚率最高為臺北縣9.61</text:span><text:span text:style-name="T1">‰</text:span><text:span text:style-name="T1">，其次為臺南市9.51</text:span><text:span text:style-name="T1">‰</text:span><text:span text:style-name="T1">，再其次為新竹縣9.40</text:span><text:span text:style-name="T1">‰</text:span><text:span text:style-name="T1">；最低為屏東縣6.20</text:span><text:span text:style-name="T1">‰</text:span><text:span text:style-name="T1">，其次為花蓮縣6.35</text:span><text:span text:style-name="T1">‰</text:span><text:span text:style-name="T1">，再其次為臺東縣6.36</text:span><text:span text:style-name="T1">‰</text:span><text:span text:style-name="T1">。</text:span></text:p>
      <text:p text:style-name="P3"><text:span text:style-name="T1">七、</text:span><text:span text:style-name="T1">97年11月</text:span><text:span text:style-name="T1">離婚對數為4,218對，折合年粗離婚率為2.24</text:span><text:span text:style-name="T1">‰</text:span><text:span text:style-name="T1">，較上年同月減少0.20個千分點。就縣市別言，粗離婚率最高為桃園縣2.73</text:span><text:span text:style-name="T1">‰</text:span><text:span text:style-name="T1">，其次為基隆市2.70</text:span><text:span text:style-name="T1">‰</text:span><text:span text:style-name="T1">，再其次為臺中市2.65</text:span><text:span text:style-name="T1">‰</text:span><text:span text:style-name="T1">；最低為連江縣0</text:span><text:span text:style-name="T1">‰</text:span><text:span text:style-name="T1">，其次為金門縣1.16</text:span><text:span text:style-name="T1">‰</text:span><text:span text:style-name="T1">，再其次為澎湖縣1.18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97年11月底</text:span><text:span text:style-name="T1">原住民人口數為493,285人，較上年同月增加9,826人，占總人口比率2.14%。就縣市別言，原住民人口數最多為花蓮縣</text:span><text:span text:style-name="T1">8</text:span><text:span text:style-name="T1">9</text:span><text:span text:style-name="T1">,</text:span><text:span text:style-name="T1">814人，占原住民總人口數18.21%，其次為臺東縣</text:span><text:span text:style-name="T1">7</text:span><text:span text:style-name="T1">8,853人，占15.99%，再其次為屏東縣</text:span><text:span text:style-name="T1">5</text:span><text:span text:style-name="T1">6</text:span><text:span text:style-name="T1">,</text:span><text:span text:style-name="T1">019人，占</text:span><text:span text:style-name="T1">1</text:span><text:span text:style-name="T1">1</text:span><text:span text:style-name="T1">.</text:span><text:span text:style-name="T1">36%；最少為連江縣僅111人，其次為澎湖縣227人，再其次為金門縣347人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0.974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